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699cm"/>
    </style:style>
    <style:style style:name="co4" style:family="table-column">
      <style:table-column-properties fo:break-before="auto" style:column-width="3.336cm"/>
    </style:style>
    <style:style style:name="co5" style:family="table-column">
      <style:table-column-properties fo:break-before="auto" style:column-width="5.286cm"/>
    </style:style>
    <style:style style:name="co6" style:family="table-column">
      <style:table-column-properties fo:break-before="auto" style:column-width="14.048cm"/>
    </style:style>
    <style:style style:name="co7" style:family="table-column">
      <style:table-column-properties fo:break-before="auto" style:column-width="6.574cm"/>
    </style:style>
    <style:style style:name="co8" style:family="table-column">
      <style:table-column-properties fo:break-before="auto" style:column-width="8.005cm"/>
    </style:style>
    <style:style style:name="co9" style:family="table-column">
      <style:table-column-properties fo:break-before="auto" style:column-width="22.7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" style:family="table-cell" style:parent-style-name="Default" style:data-style-name="N100"/>
    <style:style style:name="ce6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">
      <style:table-cell-properties fo:background-color="#ffffff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2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00">
      <style:table-cell-properties fo:background-color="#ff00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25" style:family="table-cell" style:parent-style-name="Default" style:data-style-name="N100">
      <style:table-cell-properties fo:background-color="#bbe33d"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00">
      <style:table-cell-properties fo:background-color="#fff200" style:text-align-source="fix" style:repeat-content="false"/>
      <style:paragraph-properties fo:text-align="start" fo:margin-left="0cm"/>
    </style:style>
    <style:style style:name="ce29" style:family="table-cell" style:parent-style-name="Default" style:data-style-name="N100">
      <style:table-cell-properties fo:background-color="#ff0000" style:text-align-source="fix" style:repeat-content="false"/>
      <style:paragraph-properties fo:text-align="start" fo:margin-left="0cm"/>
      <style:text-properties fo:color="#000000"/>
    </style:style>
    <style:style style:name="ce32" style:family="table-cell" style:parent-style-name="Default" style:data-style-name="N100">
      <style:table-cell-properties fo:background-color="#81d41a" style:text-align-source="fix" style:repeat-content="false"/>
      <style:paragraph-properties fo:text-align="start" fo:margin-left="0cm"/>
    </style:style>
    <style:style style:name="ce38" style:family="table-cell" style:parent-style-name="Default" style:data-style-name="N100">
      <style:table-cell-properties fo:background-color="#ff0000" style:text-align-source="fix" style:repeat-content="false" fo:wrap-option="wrap" style:vertical-align="top"/>
      <style:paragraph-properties fo:text-align="start" fo:margin-left="0cm"/>
    </style:style>
    <style:style style:name="ce18" style:family="table-cell" style:parent-style-name="Default" style:data-style-name="N100">
      <style:table-cell-properties style:text-align-source="value-type" style:repeat-content="false" fo:wrap-option="wrap" style:vertical-align="middle"/>
      <style:paragraph-properties fo:margin-left="0cm"/>
    </style:style>
    <style:style style:name="ce19" style:family="table-cell" style:parent-style-name="Default" style:data-style-name="N100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</style:style>
    <style:style style:name="ce30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6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color="#000000"/>
    </style:style>
    <style:style style:name="ce37" style:family="table-cell" style:parent-style-name="Default">
      <style:table-cell-properties fo:wrap-option="wrap"/>
    </style:style>
    <style:style style:name="ce45" style:family="table-cell" style:parent-style-name="Default">
      <style:table-cell-properties fo:wrap-option="wrap" style:vertical-align="middle"/>
    </style:style>
    <style:style style:name="T1" style:family="text">
      <style:text-properties fo:color="#000000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Somente com contrato em aberto'.A1">
          <table:error-message table:message-type="stop" table:display="true"/>
        </table:content-validation>
      </table:content-validations>
      <table:table table:name="Somente com contrato em aber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2" office:value-type="string" calcext:value-type="string">
            <text:p>DDD</text:p>
          </table:table-cell>
          <table:table-cell table:style-name="ce2" office:value-type="string" calcext:value-type="string">
            <text:p>Telefone</text:p>
          </table:table-cell>
          <table:table-cell table:style-name="ce4" office:value-type="string" calcext:value-type="string">
            <text:p>CPF com contrato em aberto</text:p>
          </table:table-cell>
          <table:table-cell table:style-name="ce7" table:content-validation-name="val1" office:value-type="string" calcext:value-type="string">
            <text:p>Manter telefone neste cadastro </text:p>
          </table:table-cell>
          <table:table-cell table:style-name="ce7" table:content-validation-name="val1" office:value-type="string" calcext:value-type="string">
            <text:p>Removertelefonenestecadastro</text:p>
          </table:table-cell>
          <table:table-cell table:style-name="ce7" table:content-validation-name="val1" office:value-type="string" calcext:value-type="string">
            <text:p>Observações</text:p>
          </table:table-cell>
          <table:table-cell table:style-name="ce2" office:value-type="string" calcext:value-type="string">
            <text:p>Loja com contrato em aberto</text:p>
          </table:table-cell>
          <table:table-cell table:style-name="ce2" office:value-type="string" calcext:value-type="string">
            <text:p>CPFs com e sem contrato em aberto</text:p>
          </table:table-cell>
          <table:table-cell table:style-name="ce2" office:value-type="string" calcext:value-type="string">
            <text:p>Loja com e sem contrato em aberto</text:p>
          </table:table-cell>
          <table:table-cell table:style-name="ce45" table:number-columns-repeated="101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095414</text:p>
          </table:table-cell>
          <table:table-cell office:value-type="float" office:value="3761433042" calcext:value-type="float">
            <text:p>3761433042</text:p>
          </table:table-cell>
          <table:table-cell office:value-type="float" office:value="21250057000" calcext:value-type="float">
            <text:p>21250057000</text:p>
          </table:table-cell>
          <table:table-cell table:style-name="ce11" office:value-type="float" office:value="3761433042" calcext:value-type="float">
            <text:p>3761433042</text:p>
          </table:table-cell>
          <table:table-cell office:value-type="string" calcext:value-type="string">
            <text:p>Avó e neto, telefone é da avó cad atualizado 06/2022, cad neto atualizado 05/2019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3761433042, 21250057000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];&quot;'&quot;)" office:value-type="string" office:string-value="'3761433042'" calcext:value-type="string">
            <text:p>'376143304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2];&quot;'&quot;)" office:value-type="string" office:string-value="'999095414'" calcext:value-type="string">
            <text:p>'99909541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2];&quot;'&quot;)" office:value-type="string" office:string-value="'3761433042'" calcext:value-type="string">
            <text:p>'376143304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];&quot;'&quot;)" office:value-type="string" office:string-value="'999095414'" calcext:value-type="string">
            <text:p>'99909541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968886</text:p>
          </table:table-cell>
          <table:table-cell table:style-name="ce17" office:value-type="string" calcext:value-type="string">
            <text:p>72471476015</text:p>
          </table:table-cell>
          <table:table-cell table:style-name="ce17" office:value-type="string" calcext:value-type="string">
            <text:p>17424208004</text:p>
          </table:table-cell>
          <table:table-cell table:style-name="ce12" office:value-type="string" calcext:value-type="string">
            <text:p>72471476015</text:p>
          </table:table-cell>
          <table:table-cell table:style-name="ce17" office:value-type="string" calcext:value-type="string">
            <text:p>São cônjuges, clt que tinha contrato em aberto confirmou tel como do cjg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17424208004, 72471476015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];&quot;'&quot;)" office:value-type="string" office:string-value="'72471476015'" calcext:value-type="string">
            <text:p>'72471476015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3];&quot;'&quot;)" office:value-type="string" office:string-value="'999968886'" calcext:value-type="string">
            <text:p>'99996888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3];&quot;'&quot;)" office:value-type="string" office:string-value="'72471476015'" calcext:value-type="string">
            <text:p>'72471476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];&quot;'&quot;)" office:value-type="string" office:string-value="'999968886'" calcext:value-type="string">
            <text:p>'99996888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409638</text:p>
          </table:table-cell>
          <table:table-cell table:number-columns-repeated="2" table:style-name="ce17" office:value-type="string" calcext:value-type="string">
            <text:p>00260706000</text:p>
          </table:table-cell>
          <table:table-cell table:style-name="ce13" office:value-type="string" calcext:value-type="string">
            <text:p>95284982053</text:p>
          </table:table-cell>
          <table:table-cell table:style-name="ce15" office:value-type="string" calcext:value-type="string">
            <text:p>São cônjuges, confirmado na agenda como sendo do cpf com ctt em aberto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0260706000, 95284982053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];&quot;'&quot;)" office:value-type="string" office:string-value="'95284982053'" calcext:value-type="string">
            <text:p>'95284982053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4];&quot;'&quot;)" office:value-type="string" office:string-value="'996409638'" calcext:value-type="string">
            <text:p>'99640963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4];&quot;'&quot;)" office:value-type="string" office:string-value="'95284982053'" calcext:value-type="string">
            <text:p>'95284982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];&quot;'&quot;)" office:value-type="string" office:string-value="'996409638'" calcext:value-type="string">
            <text:p>'99640963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330404</text:p>
          </table:table-cell>
          <table:table-cell table:number-columns-repeated="2" table:style-name="ce17" office:value-type="string" calcext:value-type="string">
            <text:p>13490907000</text:p>
          </table:table-cell>
          <table:table-cell table:style-name="ce13" office:value-type="string" calcext:value-type="string">
            <text:p>34584617015</text:p>
          </table:table-cell>
          <table:table-cell table:style-name="ce17" office:value-type="string" calcext:value-type="string">
            <text:p>São cônjuges, ambos cad atualizados em 03/2022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13490907000, 34584617015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];&quot;'&quot;)" office:value-type="string" office:string-value="'34584617015'" calcext:value-type="string">
            <text:p>'34584617015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5];&quot;'&quot;)" office:value-type="string" office:string-value="'996330404'" calcext:value-type="string">
            <text:p>'99633040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5];&quot;'&quot;)" office:value-type="string" office:string-value="'34584617015'" calcext:value-type="string">
            <text:p>'34584617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];&quot;'&quot;)" office:value-type="string" office:string-value="'996330404'" calcext:value-type="string">
            <text:p>'99633040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733618</text:p>
          </table:table-cell>
          <table:table-cell table:number-columns-repeated="2" table:style-name="ce17" office:value-type="string" calcext:value-type="string">
            <text:p>72475633034</text:p>
          </table:table-cell>
          <table:table-cell table:style-name="ce13" office:value-type="string" calcext:value-type="string">
            <text:p>00900007060</text:p>
          </table:table-cell>
          <table:table-cell table:style-name="ce17" office:value-type="string" calcext:value-type="string">
            <text:p>ex cônjuges, ambos cadastros antigos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0900007060, 72475633034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];&quot;'&quot;)" office:value-type="string" office:string-value="'00900007060'" calcext:value-type="string">
            <text:p>'0090000706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6];&quot;'&quot;)" office:value-type="string" office:string-value="'996733618'" calcext:value-type="string">
            <text:p>'99673361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6];&quot;'&quot;)" office:value-type="string" office:string-value="'00900007060'" calcext:value-type="string">
            <text:p>'0090000706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];&quot;'&quot;)" office:value-type="string" office:string-value="'996733618'" calcext:value-type="string">
            <text:p>'99673361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789476</text:p>
          </table:table-cell>
          <table:table-cell table:number-columns-repeated="2" table:style-name="ce17" office:value-type="string" calcext:value-type="string">
            <text:p>89842880044</text:p>
          </table:table-cell>
          <table:table-cell table:style-name="ce13" office:value-type="string" calcext:value-type="string">
            <text:p>56483570015</text:p>
          </table:table-cell>
          <table:table-cell table:style-name="ce17" office:value-type="string" calcext:value-type="string">
            <text:p>São mãe e filha, tel da filha comprovado na agenda de cobranç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56483570015, 89842880044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];&quot;'&quot;)" office:value-type="string" office:string-value="'56483570015'" calcext:value-type="string">
            <text:p>'56483570015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7];&quot;'&quot;)" office:value-type="string" office:string-value="'999789476'" calcext:value-type="string">
            <text:p>'99978947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7];&quot;'&quot;)" office:value-type="string" office:string-value="'56483570015'" calcext:value-type="string">
            <text:p>'56483570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];&quot;'&quot;)" office:value-type="string" office:string-value="'999789476'" calcext:value-type="string">
            <text:p>'99978947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802300</text:p>
          </table:table-cell>
          <table:table-cell table:number-columns-repeated="2" office:value-type="float" office:value="93436386049" calcext:value-type="float">
            <text:p>93436386049</text:p>
          </table:table-cell>
          <table:table-cell table:style-name="ce14" office:value-type="float" office:value="96673770082" calcext:value-type="float">
            <text:p>96673770082</text:p>
          </table:table-cell>
          <table:table-cell office:value-type="string" calcext:value-type="string">
            <text:p>São cônjuges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93436386049, 96673770082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];&quot;'&quot;)" office:value-type="string" office:string-value="'96673770082'" calcext:value-type="string">
            <text:p>'9667377008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8];&quot;'&quot;)" office:value-type="string" office:string-value="'991802300'" calcext:value-type="string">
            <text:p>'99180230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8];&quot;'&quot;)" office:value-type="string" office:string-value="'96673770082'" calcext:value-type="string">
            <text:p>'9667377008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];&quot;'&quot;)" office:value-type="string" office:string-value="'991802300'" calcext:value-type="string">
            <text:p>'99180230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491842</text:p>
          </table:table-cell>
          <table:table-cell table:number-columns-repeated="2" table:style-name="ce17" office:value-type="string" calcext:value-type="string">
            <text:p>00386778060</text:p>
          </table:table-cell>
          <table:table-cell table:style-name="ce13" office:value-type="string" calcext:value-type="string">
            <text:p>43074570059</text:p>
          </table:table-cell>
          <table:table-cell table:style-name="ce17" office:value-type="string" calcext:value-type="string">
            <text:p>São cônjuges, confirmado na agenda de cobrança com sendo do cpf com ctt em aberto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0386778060, 43074570059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];&quot;'&quot;)" office:value-type="string" office:string-value="'43074570059'" calcext:value-type="string">
            <text:p>'43074570059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9];&quot;'&quot;)" office:value-type="string" office:string-value="'996491842'" calcext:value-type="string">
            <text:p>'99649184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9];&quot;'&quot;)" office:value-type="string" office:string-value="'43074570059'" calcext:value-type="string">
            <text:p>'4307457005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];&quot;'&quot;)" office:value-type="string" office:string-value="'996491842'" calcext:value-type="string">
            <text:p>'99649184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371083</text:p>
          </table:table-cell>
          <table:table-cell table:number-columns-repeated="2" table:style-name="ce17" office:value-type="string" calcext:value-type="string">
            <text:p>91562244000</text:p>
          </table:table-cell>
          <table:table-cell table:style-name="ce13" office:value-type="string" calcext:value-type="string">
            <text:p>73792403072</text:p>
          </table:table-cell>
          <table:table-cell table:style-name="ce18" office:value-type="string" calcext:value-type="string">
            <text:p>Confirmado na agenda de cobrança como sendo da clt com ctt em aberto atualizado 02/2022, o outro cad antigo de 05/2018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73792403072, 91562244000</text:p>
          </table:table-cell>
          <table:table-cell office:value-type="string" calcext:value-type="string">
            <text:p>DELTASUL 99 - ITAQUI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];&quot;'&quot;)" office:value-type="string" office:string-value="'73792403072'" calcext:value-type="string">
            <text:p>'7379240307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0];&quot;'&quot;)" office:value-type="string" office:string-value="'999371083'" calcext:value-type="string">
            <text:p>'99937108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0];&quot;'&quot;)" office:value-type="string" office:string-value="'73792403072'" calcext:value-type="string">
            <text:p>'73792403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];&quot;'&quot;)" office:value-type="string" office:string-value="'999371083'" calcext:value-type="string">
            <text:p>'99937108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536059</text:p>
          </table:table-cell>
          <table:table-cell table:number-columns-repeated="2" table:style-name="ce17" office:value-type="string" calcext:value-type="string">
            <text:p>75465574020</text:p>
          </table:table-cell>
          <table:table-cell table:style-name="ce13" office:value-type="string" calcext:value-type="string">
            <text:p>04862929087</text:p>
          </table:table-cell>
          <table:table-cell table:style-name="ce17" office:value-type="string" calcext:value-type="string">
            <text:p>Eram cônjuges, clt com ctt em aberto na lista de falecidos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4862929087, 75465574020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];&quot;'&quot;)" office:value-type="string" office:string-value="'04862929087'" calcext:value-type="string">
            <text:p>'0486292908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1];&quot;'&quot;)" office:value-type="string" office:string-value="'999536059'" calcext:value-type="string">
            <text:p>'99953605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1];&quot;'&quot;)" office:value-type="string" office:string-value="'04862929087'" calcext:value-type="string">
            <text:p>'04862929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];&quot;'&quot;)" office:value-type="string" office:string-value="'999536059'" calcext:value-type="string">
            <text:p>'99953605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723708</text:p>
          </table:table-cell>
          <table:table-cell table:number-columns-repeated="2" table:style-name="ce17" office:value-type="string" calcext:value-type="string">
            <text:p>00454979070</text:p>
          </table:table-cell>
          <table:table-cell table:style-name="ce13" office:value-type="string" calcext:value-type="string">
            <text:p>83426426072</text:p>
          </table:table-cell>
          <table:table-cell table:style-name="ce19" office:value-type="string" calcext:value-type="string">
            <text:p>Confirmado pela agenda de cobrança tel do clt, cad atualizado 05/2022, o outro cad antigo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0454979070, 83426426072</text:p>
          </table:table-cell>
          <table:table-cell office:value-type="string" calcext:value-type="string">
            <text:p>DELTASUL 07 - TRES PASSOS, DELTASUL 50 - IJUI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];&quot;'&quot;)" office:value-type="string" office:string-value="'83426426072'" calcext:value-type="string">
            <text:p>'8342642607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2];&quot;'&quot;)" office:value-type="string" office:string-value="'999723708'" calcext:value-type="string">
            <text:p>'99972370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2];&quot;'&quot;)" office:value-type="string" office:string-value="'83426426072'" calcext:value-type="string">
            <text:p>'83426426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];&quot;'&quot;)" office:value-type="string" office:string-value="'999723708'" calcext:value-type="string">
            <text:p>'99972370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145663</text:p>
          </table:table-cell>
          <table:table-cell table:number-columns-repeated="2" table:style-name="ce17" office:value-type="string" calcext:value-type="string">
            <text:p>70042659000</text:p>
          </table:table-cell>
          <table:table-cell table:style-name="ce13" office:value-type="string" calcext:value-type="string">
            <text:p>54602823068</text:p>
          </table:table-cell>
          <table:table-cell table:style-name="ce17" office:value-type="string" calcext:value-type="string">
            <text:p>São cônjuges, confirmado pelo agenda de cobranç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54602823068, 70042659000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];&quot;'&quot;)" office:value-type="string" office:string-value="'54602823068'" calcext:value-type="string">
            <text:p>'54602823068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3];&quot;'&quot;)" office:value-type="string" office:string-value="'996145663'" calcext:value-type="string">
            <text:p>'99614566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3];&quot;'&quot;)" office:value-type="string" office:string-value="'54602823068'" calcext:value-type="string">
            <text:p>'54602823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];&quot;'&quot;)" office:value-type="string" office:string-value="'996145663'" calcext:value-type="string">
            <text:p>'99614566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318035</text:p>
          </table:table-cell>
          <table:table-cell table:number-columns-repeated="2" table:style-name="ce17" office:value-type="string" calcext:value-type="string">
            <text:p>56480636015</text:p>
          </table:table-cell>
          <table:table-cell table:style-name="ce13" office:value-type="string" calcext:value-type="string">
            <text:p>01260089061</text:p>
          </table:table-cell>
          <table:table-cell table:style-name="ce20" office:value-type="string" calcext:value-type="string">
            <text:p>Mãe e filho, tel da mãe confirmado pelo agenda cobrança, e tel atual do filho no cad dela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1260089061, 56480636015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];&quot;'&quot;)" office:value-type="string" office:string-value="'01260089061'" calcext:value-type="string">
            <text:p>'0126008906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4];&quot;'&quot;)" office:value-type="string" office:string-value="'996318035'" calcext:value-type="string">
            <text:p>'99631803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4];&quot;'&quot;)" office:value-type="string" office:string-value="'01260089061'" calcext:value-type="string">
            <text:p>'0126008906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];&quot;'&quot;)" office:value-type="string" office:string-value="'996318035'" calcext:value-type="string">
            <text:p>'99631803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299372</text:p>
          </table:table-cell>
          <table:table-cell table:number-columns-repeated="2" table:style-name="ce17" office:value-type="string" calcext:value-type="string">
            <text:p>20402953215</text:p>
          </table:table-cell>
          <table:table-cell table:style-name="ce13" office:value-type="string" calcext:value-type="string">
            <text:p>70293325049</text:p>
          </table:table-cell>
          <table:table-cell table:style-name="ce20" office:value-type="string" calcext:value-type="string">
            <text:p>Cadastro recente de 09/2022 com ctt em aberto, o outro cad antigo de 12/2016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20402953215, 70293325049</text:p>
          </table:table-cell>
          <table:table-cell office:value-type="string" calcext:value-type="string">
            <text:p>DELTASUL 07 - TRES PASSOS, DELTASUL 66 - ALEGRETE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];&quot;'&quot;)" office:value-type="string" office:string-value="'70293325049'" calcext:value-type="string">
            <text:p>'70293325049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5];&quot;'&quot;)" office:value-type="string" office:string-value="'999299372'" calcext:value-type="string">
            <text:p>'99929937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5];&quot;'&quot;)" office:value-type="string" office:string-value="'70293325049'" calcext:value-type="string">
            <text:p>'70293325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];&quot;'&quot;)" office:value-type="string" office:string-value="'999299372'" calcext:value-type="string">
            <text:p>'99929937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221823</text:p>
          </table:table-cell>
          <table:table-cell table:number-columns-repeated="2" table:style-name="ce17" office:value-type="string" calcext:value-type="string">
            <text:p>04046264080</text:p>
          </table:table-cell>
          <table:table-cell table:style-name="ce13" office:value-type="string" calcext:value-type="string">
            <text:p>06428207087</text:p>
          </table:table-cell>
          <table:table-cell table:style-name="ce17" office:value-type="string" calcext:value-type="string">
            <text:p>Cadastro recente de 04/2022 com ctt em aberto, o outro cad antigo de 05/2017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4046264080, 06428207087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6];&quot;'&quot;)" office:value-type="string" office:string-value="'06428207087'" calcext:value-type="string">
            <text:p>'0642820708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6];&quot;'&quot;)" office:value-type="string" office:string-value="'999221823'" calcext:value-type="string">
            <text:p>'99922182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6];&quot;'&quot;)" office:value-type="string" office:string-value="'06428207087'" calcext:value-type="string">
            <text:p>'06428207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6];&quot;'&quot;)" office:value-type="string" office:string-value="'999221823'" calcext:value-type="string">
            <text:p>'99922182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512241</text:p>
          </table:table-cell>
          <table:table-cell table:number-columns-repeated="2" table:style-name="ce17" office:value-type="string" calcext:value-type="string">
            <text:p>99941813000</text:p>
          </table:table-cell>
          <table:table-cell table:style-name="ce13" office:value-type="string" calcext:value-type="string">
            <text:p>07841647034</text:p>
          </table:table-cell>
          <table:table-cell table:style-name="ce20" office:value-type="string" calcext:value-type="string">
            <text:p>Comprovado pela agenda de cobrança tel do cad com ctt em aberto atualizado 02/2022, o outro cad antigo com compra de 04/2007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7841647034, 99941813000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7];&quot;'&quot;)" office:value-type="string" office:string-value="'07841647034'" calcext:value-type="string">
            <text:p>'0784164703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7];&quot;'&quot;)" office:value-type="string" office:string-value="'999512241'" calcext:value-type="string">
            <text:p>'99951224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7];&quot;'&quot;)" office:value-type="string" office:string-value="'07841647034'" calcext:value-type="string">
            <text:p>'07841647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7];&quot;'&quot;)" office:value-type="string" office:string-value="'999512241'" calcext:value-type="string">
            <text:p>'99951224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583228</text:p>
          </table:table-cell>
          <table:table-cell table:number-columns-repeated="2" table:style-name="ce17" office:value-type="string" calcext:value-type="string">
            <text:p>04176339047</text:p>
          </table:table-cell>
          <table:table-cell table:style-name="ce13" office:value-type="string" calcext:value-type="string">
            <text:p>04176344040</text:p>
          </table:table-cell>
          <table:table-cell table:style-name="ce17" office:value-type="string" calcext:value-type="string">
            <text:p>São irmas, cad atualizado 07/2022 no cadastro atualizado tem tel correto da outra irm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4176339047, 04176344040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8];&quot;'&quot;)" office:value-type="string" office:string-value="'04176344040'" calcext:value-type="string">
            <text:p>'0417634404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8];&quot;'&quot;)" office:value-type="string" office:string-value="'996583228'" calcext:value-type="string">
            <text:p>'99658322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8];&quot;'&quot;)" office:value-type="string" office:string-value="'04176344040'" calcext:value-type="string">
            <text:p>'0417634404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8];&quot;'&quot;)" office:value-type="string" office:string-value="'996583228'" calcext:value-type="string">
            <text:p>'99658322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328773</text:p>
          </table:table-cell>
          <table:table-cell table:number-columns-repeated="2" table:style-name="ce17" office:value-type="string" calcext:value-type="string">
            <text:p>00543702057</text:p>
          </table:table-cell>
          <table:table-cell table:style-name="ce13" office:value-type="string" calcext:value-type="string">
            <text:p>02053050080</text:p>
          </table:table-cell>
          <table:table-cell table:style-name="ce17" office:value-type="string" calcext:value-type="string">
            <text:p>São cônjuges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0543702057, 02053050080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9];&quot;'&quot;)" office:value-type="string" office:string-value="'02053050080'" calcext:value-type="string">
            <text:p>'0205305008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9];&quot;'&quot;)" office:value-type="string" office:string-value="'997328773'" calcext:value-type="string">
            <text:p>'99732877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9];&quot;'&quot;)" office:value-type="string" office:string-value="'02053050080'" calcext:value-type="string">
            <text:p>'0205305008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9];&quot;'&quot;)" office:value-type="string" office:string-value="'997328773'" calcext:value-type="string">
            <text:p>'99732877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1230715</text:p>
          </table:table-cell>
          <table:table-cell table:number-columns-repeated="2" table:style-name="ce17" office:value-type="string" calcext:value-type="string">
            <text:p>38265354053</text:p>
          </table:table-cell>
          <table:table-cell table:style-name="ce13" office:value-type="string" calcext:value-type="string">
            <text:p>89759915049</text:p>
          </table:table-cell>
          <table:table-cell table:style-name="ce17" office:value-type="string" calcext:value-type="string">
            <text:p>São cônjuges, clt com ctt em aberto atualizado 05/2022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38265354053, 89759915049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0];&quot;'&quot;)" office:value-type="string" office:string-value="'89759915049'" calcext:value-type="string">
            <text:p>'89759915049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20];&quot;'&quot;)" office:value-type="string" office:string-value="'981230715'" calcext:value-type="string">
            <text:p>'98123071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20];&quot;'&quot;)" office:value-type="string" office:string-value="'89759915049'" calcext:value-type="string">
            <text:p>'89759915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0];&quot;'&quot;)" office:value-type="string" office:string-value="'981230715'" calcext:value-type="string">
            <text:p>'98123071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145468</text:p>
          </table:table-cell>
          <table:table-cell table:number-columns-repeated="2" table:style-name="ce17" office:value-type="string" calcext:value-type="string">
            <text:p>49310550015</text:p>
          </table:table-cell>
          <table:table-cell table:style-name="ce13" office:value-type="string" calcext:value-type="string">
            <text:p>97447749087</text:p>
          </table:table-cell>
          <table:table-cell table:style-name="ce17" office:value-type="string" calcext:value-type="string">
            <text:p>Cadastro atualizado em 04/2022, o outro cad antigo com compra 2011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49310550015, 97447749087</text:p>
          </table:table-cell>
          <table:table-cell office:value-type="string" calcext:value-type="string">
            <text:p>DELTASUL 07 - TRES PASSOS, DELTASUL 66 - ALEGRETE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1];&quot;'&quot;)" office:value-type="string" office:string-value="'97447749087'" calcext:value-type="string">
            <text:p>'9744774908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21];&quot;'&quot;)" office:value-type="string" office:string-value="'996145468'" calcext:value-type="string">
            <text:p>'99614546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21];&quot;'&quot;)" office:value-type="string" office:string-value="'97447749087'" calcext:value-type="string">
            <text:p>'97447749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1];&quot;'&quot;)" office:value-type="string" office:string-value="'996145468'" calcext:value-type="string">
            <text:p>'99614546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087272</text:p>
          </table:table-cell>
          <table:table-cell table:style-name="ce17" office:value-type="string" calcext:value-type="string">
            <text:p>00478927061</text:p>
          </table:table-cell>
          <table:table-cell table:style-name="ce17" office:value-type="string" calcext:value-type="string">
            <text:p>41961374072</text:p>
          </table:table-cell>
          <table:table-cell table:style-name="ce13" office:value-type="string" calcext:value-type="string">
            <text:p>00478927061</text:p>
          </table:table-cell>
          <table:table-cell table:style-name="ce20" office:value-type="string" calcext:value-type="string">
            <text:p>Confirmado por ligação tel <text:s/>da clt, não conhece pessoa do outro cpf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0478927061, 41961374072</text:p>
          </table:table-cell>
          <table:table-cell office:value-type="string" calcext:value-type="string">
            <text:p>DELTASUL 07 - TRES PASSOS, DELTASUL 139 - SAO BORJ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2];&quot;'&quot;)" office:value-type="string" office:string-value="'00478927061'" calcext:value-type="string">
            <text:p>'0047892706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22];&quot;'&quot;)" office:value-type="string" office:string-value="'999087272'" calcext:value-type="string">
            <text:p>'99908727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22];&quot;'&quot;)" office:value-type="string" office:string-value="'00478927061'" calcext:value-type="string">
            <text:p>'0047892706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2];&quot;'&quot;)" office:value-type="string" office:string-value="'999087272'" calcext:value-type="string">
            <text:p>'99908727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113433</text:p>
          </table:table-cell>
          <table:table-cell table:number-columns-repeated="2" table:style-name="ce17" office:value-type="string" calcext:value-type="string">
            <text:p>03788010070</text:p>
          </table:table-cell>
          <table:table-cell table:style-name="ce13" office:value-type="string" calcext:value-type="string">
            <text:p>03110428059</text:p>
          </table:table-cell>
          <table:table-cell table:style-name="ce17" office:value-type="string" calcext:value-type="string">
            <text:p>São cônjuges, clt com compra recente cad atualizado, o outro ultima compra 2020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3110428059, 03788010070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3];&quot;'&quot;)" office:value-type="string" office:string-value="'03110428059'" calcext:value-type="string">
            <text:p>'03110428059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23];&quot;'&quot;)" office:value-type="string" office:string-value="'996113433'" calcext:value-type="string">
            <text:p>'99611343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23];&quot;'&quot;)" office:value-type="string" office:string-value="'03110428059'" calcext:value-type="string">
            <text:p>'0311042805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3];&quot;'&quot;)" office:value-type="string" office:string-value="'996113433'" calcext:value-type="string">
            <text:p>'99611343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998630</text:p>
          </table:table-cell>
          <table:table-cell table:number-columns-repeated="2" table:style-name="ce17" office:value-type="string" calcext:value-type="string">
            <text:p>01393295010</text:p>
          </table:table-cell>
          <table:table-cell table:style-name="ce13" office:value-type="string" calcext:value-type="string">
            <text:p>45470766004</text:p>
          </table:table-cell>
          <table:table-cell table:style-name="ce17" office:value-type="string" calcext:value-type="string">
            <text:p>Eram cônjuges, confirmado por ligação, clt do cpf sem nada em aberto é falecido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1393295010, 45470766004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4];&quot;'&quot;)" office:value-type="string" office:string-value="'45470766004'" calcext:value-type="string">
            <text:p>'4547076600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24];&quot;'&quot;)" office:value-type="string" office:string-value="'999998630'" calcext:value-type="string">
            <text:p>'99999863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24];&quot;'&quot;)" office:value-type="string" office:string-value="'45470766004'" calcext:value-type="string">
            <text:p>'45470766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4];&quot;'&quot;)" office:value-type="string" office:string-value="'999998630'" calcext:value-type="string">
            <text:p>'99999863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854345</text:p>
          </table:table-cell>
          <table:table-cell table:style-name="ce17" office:value-type="string" calcext:value-type="string">
            <text:p>98453440034</text:p>
          </table:table-cell>
          <table:table-cell table:style-name="ce17" office:value-type="string" calcext:value-type="string">
            <text:p>51095165020</text:p>
          </table:table-cell>
          <table:table-cell table:style-name="ce12" office:value-type="string" calcext:value-type="string">
            <text:p>98453440034</text:p>
          </table:table-cell>
          <table:table-cell table:style-name="ce20" office:value-type="string" calcext:value-type="string">
            <text:p>São cônjuges, confirmado por ligação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51095165020, 98453440034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5];&quot;'&quot;)" office:value-type="string" office:string-value="'98453440034'" calcext:value-type="string">
            <text:p>'9845344003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25];&quot;'&quot;)" office:value-type="string" office:string-value="'999854345'" calcext:value-type="string">
            <text:p>'99985434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25];&quot;'&quot;)" office:value-type="string" office:string-value="'98453440034'" calcext:value-type="string">
            <text:p>'98453440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5];&quot;'&quot;)" office:value-type="string" office:string-value="'999854345'" calcext:value-type="string">
            <text:p>'99985434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167663</text:p>
          </table:table-cell>
          <table:table-cell table:number-columns-repeated="2" table:style-name="ce17" office:value-type="string" calcext:value-type="string">
            <text:p>03284006028</text:p>
          </table:table-cell>
          <table:table-cell table:style-name="ce13" office:value-type="string" calcext:value-type="string">
            <text:p>02650507071</text:p>
          </table:table-cell>
          <table:table-cell table:style-name="ce17" office:value-type="string" calcext:value-type="string">
            <text:p>São cônjuges, confirmado pela agenda de cobranç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2650507071, 03284006028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6];&quot;'&quot;)" office:value-type="string" office:string-value="'02650507071'" calcext:value-type="string">
            <text:p>'0265050707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26];&quot;'&quot;)" office:value-type="string" office:string-value="'997167663'" calcext:value-type="string">
            <text:p>'99716766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26];&quot;'&quot;)" office:value-type="string" office:string-value="'02650507071'" calcext:value-type="string">
            <text:p>'0265050707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6];&quot;'&quot;)" office:value-type="string" office:string-value="'997167663'" calcext:value-type="string">
            <text:p>'99716766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549552</text:p>
          </table:table-cell>
          <table:table-cell table:number-columns-repeated="2" table:style-name="ce17" office:value-type="string" calcext:value-type="string">
            <text:p>90403150000</text:p>
          </table:table-cell>
          <table:table-cell table:style-name="ce13" office:value-type="string" calcext:value-type="string">
            <text:p>70040672034</text:p>
          </table:table-cell>
          <table:table-cell table:style-name="ce17" office:value-type="string" calcext:value-type="string">
            <text:p>São cônjuges, cad atualizado em 09/2022, o outro cad antigo 05/2017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70040672034, 90403150000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7];&quot;'&quot;)" office:value-type="string" office:string-value="'70040672034'" calcext:value-type="string">
            <text:p>'7004067203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27];&quot;'&quot;)" office:value-type="string" office:string-value="'999549552'" calcext:value-type="string">
            <text:p>'99954955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27];&quot;'&quot;)" office:value-type="string" office:string-value="'70040672034'" calcext:value-type="string">
            <text:p>'70040672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7];&quot;'&quot;)" office:value-type="string" office:string-value="'999549552'" calcext:value-type="string">
            <text:p>'99954955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841534</text:p>
          </table:table-cell>
          <table:table-cell table:number-columns-repeated="2" table:style-name="ce17" office:value-type="string" calcext:value-type="string">
            <text:p>97791873087</text:p>
          </table:table-cell>
          <table:table-cell table:style-name="ce13" office:value-type="string" calcext:value-type="string">
            <text:p>95810595049</text:p>
          </table:table-cell>
          <table:table-cell table:style-name="ce17" office:value-type="string" calcext:value-type="string">
            <text:p>São cônjuges, falado com clt com ctt em aberto dia 02/01/2023, o outro cad antigo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95810595049, 97791873087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8];&quot;'&quot;)" office:value-type="string" office:string-value="'95810595049'" calcext:value-type="string">
            <text:p>'95810595049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28];&quot;'&quot;)" office:value-type="string" office:string-value="'999841534'" calcext:value-type="string">
            <text:p>'99984153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28];&quot;'&quot;)" office:value-type="string" office:string-value="'95810595049'" calcext:value-type="string">
            <text:p>'95810595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8];&quot;'&quot;)" office:value-type="string" office:string-value="'999841534'" calcext:value-type="string">
            <text:p>'99984153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772023</text:p>
          </table:table-cell>
          <table:table-cell table:number-columns-repeated="2" table:style-name="ce17" office:value-type="string" calcext:value-type="string">
            <text:p>51513048015</text:p>
          </table:table-cell>
          <table:table-cell table:style-name="ce13" office:value-type="string" calcext:value-type="string">
            <text:p>28756495072</text:p>
          </table:table-cell>
          <table:table-cell table:style-name="ce17" office:value-type="string" calcext:value-type="string">
            <text:p>São cônjuges, cad atualizado em 09/2022, o outro cad antigo 10/2017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28756495072, 51513048015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29];&quot;'&quot;)" office:value-type="string" office:string-value="'28756495072'" calcext:value-type="string">
            <text:p>'2875649507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29];&quot;'&quot;)" office:value-type="string" office:string-value="'996772023'" calcext:value-type="string">
            <text:p>'99677202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29];&quot;'&quot;)" office:value-type="string" office:string-value="'28756495072'" calcext:value-type="string">
            <text:p>'28756495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29];&quot;'&quot;)" office:value-type="string" office:string-value="'996772023'" calcext:value-type="string">
            <text:p>'99677202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225938</text:p>
          </table:table-cell>
          <table:table-cell table:number-columns-repeated="2" table:style-name="ce17" office:value-type="string" calcext:value-type="string">
            <text:p>72472375034</text:p>
          </table:table-cell>
          <table:table-cell table:style-name="ce13" office:value-type="string" calcext:value-type="string">
            <text:p>45467242091</text:p>
          </table:table-cell>
          <table:table-cell table:style-name="ce17" office:value-type="string" calcext:value-type="string">
            <text:p>São cônjuges, cad atualizado em 06/2022, o outro com ultima compra em 2019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45467242091, 72472375034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0];&quot;'&quot;)" office:value-type="string" office:string-value="'45467242091'" calcext:value-type="string">
            <text:p>'4546724209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30];&quot;'&quot;)" office:value-type="string" office:string-value="'999225938'" calcext:value-type="string">
            <text:p>'99922593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30];&quot;'&quot;)" office:value-type="string" office:string-value="'45467242091'" calcext:value-type="string">
            <text:p>'45467242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0];&quot;'&quot;)" office:value-type="string" office:string-value="'999225938'" calcext:value-type="string">
            <text:p>'99922593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499302</text:p>
          </table:table-cell>
          <table:table-cell table:number-columns-repeated="2" table:style-name="ce17" office:value-type="string" calcext:value-type="string">
            <text:p>33280100097</text:p>
          </table:table-cell>
          <table:table-cell table:style-name="ce13" office:value-type="string" calcext:value-type="string">
            <text:p>96772425049</text:p>
          </table:table-cell>
          <table:table-cell table:style-name="ce17" office:value-type="string" calcext:value-type="string">
            <text:p>Cadastro recente atualizado 10/2022, o outro cad antigo 2017 com uma compra a vist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33280100097, 96772425049</text:p>
          </table:table-cell>
          <table:table-cell office:value-type="string" calcext:value-type="string">
            <text:p>DELTASUL 07 - TRES PASSOS, DELTASUL 03 - SANTO AUGUS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1];&quot;'&quot;)" office:value-type="string" office:string-value="'96772425049'" calcext:value-type="string">
            <text:p>'96772425049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31];&quot;'&quot;)" office:value-type="string" office:string-value="'999499302'" calcext:value-type="string">
            <text:p>'99949930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31];&quot;'&quot;)" office:value-type="string" office:string-value="'96772425049'" calcext:value-type="string">
            <text:p>'96772425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1];&quot;'&quot;)" office:value-type="string" office:string-value="'999499302'" calcext:value-type="string">
            <text:p>'99949930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917802</text:p>
          </table:table-cell>
          <table:table-cell table:number-columns-repeated="2" table:style-name="ce17" office:value-type="string" calcext:value-type="string">
            <text:p>66508819020</text:p>
          </table:table-cell>
          <table:table-cell table:style-name="ce13" office:value-type="string" calcext:value-type="string">
            <text:p>70040443000</text:p>
          </table:table-cell>
          <table:table-cell table:style-name="ce17" office:value-type="string" calcext:value-type="string">
            <text:p>São irmas, clt com ctt em aberto é falecida, o outro cad simples antigo sem compr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66508819020, 70040443000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2];&quot;'&quot;)" office:value-type="string" office:string-value="'70040443000'" calcext:value-type="string">
            <text:p>'7004044300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32];&quot;'&quot;)" office:value-type="string" office:string-value="'991917802'" calcext:value-type="string">
            <text:p>'99191780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32];&quot;'&quot;)" office:value-type="string" office:string-value="'70040443000'" calcext:value-type="string">
            <text:p>'70040443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2];&quot;'&quot;)" office:value-type="string" office:string-value="'991917802'" calcext:value-type="string">
            <text:p>'99191780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143658</text:p>
          </table:table-cell>
          <table:table-cell table:number-columns-repeated="2" table:style-name="ce17" office:value-type="string" calcext:value-type="string">
            <text:p>70038295091</text:p>
          </table:table-cell>
          <table:table-cell table:style-name="ce13" office:value-type="string" calcext:value-type="string">
            <text:p>45467153072</text:p>
          </table:table-cell>
          <table:table-cell table:style-name="ce17" office:value-type="string" calcext:value-type="string">
            <text:p>São cônjuges, cad atualizado em 07/2022, o outro cad antigo de 08/2016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45467153072, 70038295091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3];&quot;'&quot;)" office:value-type="string" office:string-value="'45467153072'" calcext:value-type="string">
            <text:p>'4546715307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33];&quot;'&quot;)" office:value-type="string" office:string-value="'991143658'" calcext:value-type="string">
            <text:p>'99114365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33];&quot;'&quot;)" office:value-type="string" office:string-value="'45467153072'" calcext:value-type="string">
            <text:p>'45467153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3];&quot;'&quot;)" office:value-type="string" office:string-value="'991143658'" calcext:value-type="string">
            <text:p>'99114365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879450</text:p>
          </table:table-cell>
          <table:table-cell table:number-columns-repeated="2" table:style-name="ce17" office:value-type="string" calcext:value-type="string">
            <text:p>46816305000</text:p>
          </table:table-cell>
          <table:table-cell table:style-name="ce13" office:value-type="string" calcext:value-type="string">
            <text:p>00802256082</text:p>
          </table:table-cell>
          <table:table-cell table:style-name="ce20" office:value-type="string" calcext:value-type="string">
            <text:p>São cônjuges, cad que tem compra em aberto está incompleto sem referencias, o outro cad antigo 12/2016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0802256082, 46816305000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4];&quot;'&quot;)" office:value-type="string" office:string-value="'00802256082'" calcext:value-type="string">
            <text:p>'0080225608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34];&quot;'&quot;)" office:value-type="string" office:string-value="'996879450'" calcext:value-type="string">
            <text:p>'99687945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34];&quot;'&quot;)" office:value-type="string" office:string-value="'00802256082'" calcext:value-type="string">
            <text:p>'0080225608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4];&quot;'&quot;)" office:value-type="string" office:string-value="'996879450'" calcext:value-type="string">
            <text:p>'99687945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846195</text:p>
          </table:table-cell>
          <table:table-cell table:number-columns-repeated="2" table:style-name="ce17" office:value-type="string" calcext:value-type="string">
            <text:p>00599537051</text:p>
          </table:table-cell>
          <table:table-cell table:style-name="ce13" office:value-type="string" calcext:value-type="string">
            <text:p>77765710087</text:p>
          </table:table-cell>
          <table:table-cell table:style-name="ce17" office:value-type="string" calcext:value-type="string">
            <text:p>Cadastro atualizado em 10/2022, o outro cad antigo com compra 2014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0599537051, 77765710087</text:p>
          </table:table-cell>
          <table:table-cell office:value-type="string" calcext:value-type="string">
            <text:p>DELTASUL 07 - TRES PASSOS, DELTASUL 88 - TUPANCIRET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5];&quot;'&quot;)" office:value-type="string" office:string-value="'77765710087'" calcext:value-type="string">
            <text:p>'7776571008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35];&quot;'&quot;)" office:value-type="string" office:string-value="'999846195'" calcext:value-type="string">
            <text:p>'99984619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35];&quot;'&quot;)" office:value-type="string" office:string-value="'77765710087'" calcext:value-type="string">
            <text:p>'77765710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5];&quot;'&quot;)" office:value-type="string" office:string-value="'999846195'" calcext:value-type="string">
            <text:p>'99984619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712314</text:p>
          </table:table-cell>
          <table:table-cell table:number-columns-repeated="2" table:style-name="ce17" office:value-type="string" calcext:value-type="string">
            <text:p>03685362038</text:p>
          </table:table-cell>
          <table:table-cell table:style-name="ce13" office:value-type="string" calcext:value-type="string">
            <text:p>00878579010</text:p>
          </table:table-cell>
          <table:table-cell table:style-name="ce17" office:value-type="string" calcext:value-type="string">
            <text:p>Cadastro recente atualizado 10/2021, o outro cad antigo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0878579010, 03685362038</text:p>
          </table:table-cell>
          <table:table-cell office:value-type="string" calcext:value-type="string">
            <text:p>DELTASUL 38 - PANAMBI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6];&quot;'&quot;)" office:value-type="string" office:string-value="'00878579010'" calcext:value-type="string">
            <text:p>'0087857901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36];&quot;'&quot;)" office:value-type="string" office:string-value="'996712314'" calcext:value-type="string">
            <text:p>'99671231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36];&quot;'&quot;)" office:value-type="string" office:string-value="'00878579010'" calcext:value-type="string">
            <text:p>'0087857901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6];&quot;'&quot;)" office:value-type="string" office:string-value="'996712314'" calcext:value-type="string">
            <text:p>'99671231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326518</text:p>
          </table:table-cell>
          <table:table-cell table:number-columns-repeated="2" table:style-name="ce17" office:value-type="string" calcext:value-type="string">
            <text:p>58753354087</text:p>
          </table:table-cell>
          <table:table-cell table:style-name="ce13" office:value-type="string" calcext:value-type="string">
            <text:p>24728942015</text:p>
          </table:table-cell>
          <table:table-cell table:style-name="ce20" office:value-type="string" calcext:value-type="string">
            <text:p>São cônjuges, confirmado via whats tel, cad atualizado 09/2022, o outro cad antigo com divida antiga 10/1998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24728942015, 58753354087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7];&quot;'&quot;)" office:value-type="string" office:string-value="'24728942015'" calcext:value-type="string">
            <text:p>'24728942015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37];&quot;'&quot;)" office:value-type="string" office:string-value="'999326518'" calcext:value-type="string">
            <text:p>'99932651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37];&quot;'&quot;)" office:value-type="string" office:string-value="'24728942015'" calcext:value-type="string">
            <text:p>'24728942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7];&quot;'&quot;)" office:value-type="string" office:string-value="'999326518'" calcext:value-type="string">
            <text:p>'99932651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456339</text:p>
          </table:table-cell>
          <table:table-cell table:number-columns-repeated="2" table:style-name="ce17" office:value-type="string" calcext:value-type="string">
            <text:p>79365957168</text:p>
          </table:table-cell>
          <table:table-cell table:style-name="ce25" office:value-type="string" calcext:value-type="string">
            <text:p>88888888020</text:p>
          </table:table-cell>
          <table:table-cell table:style-name="ce30" office:value-type="string" calcext:value-type="string">
            <text:p>Confirmado pela agenda de cobranç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79365957168, 88888888020</text:p>
          </table:table-cell>
          <table:table-cell office:value-type="string" calcext:value-type="string">
            <text:p>DELTASUL 07 - TRES PASSOS, DELTASUL 102 - QUARAI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8];&quot;'&quot;)" office:value-type="string" office:string-value="'88888888020'" calcext:value-type="string">
            <text:p>'8888888802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38];&quot;'&quot;)" office:value-type="string" office:string-value="'999456339'" calcext:value-type="string">
            <text:p>'99945633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38];&quot;'&quot;)" office:value-type="string" office:string-value="'88888888020'" calcext:value-type="string">
            <text:p>'88888888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8];&quot;'&quot;)" office:value-type="string" office:string-value="'999456339'" calcext:value-type="string">
            <text:p>'99945633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719214</text:p>
          </table:table-cell>
          <table:table-cell table:number-columns-repeated="2" table:style-name="ce17" office:value-type="string" calcext:value-type="string">
            <text:p>03675613011</text:p>
          </table:table-cell>
          <table:table-cell table:style-name="ce13" office:value-type="string" calcext:value-type="string">
            <text:p>67827721087</text:p>
          </table:table-cell>
          <table:table-cell table:style-name="ce17" office:value-type="string" calcext:value-type="string">
            <text:p>Cadastro atualizado em 11/2022, o outro cad antigo somente com compra à vista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3675613011, 67827721087</text:p>
          </table:table-cell>
          <table:table-cell office:value-type="string" calcext:value-type="string">
            <text:p>DELTASUL 07 - TRES PASSOS, DELTASUL 88 - TUPANCIRET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39];&quot;'&quot;)" office:value-type="string" office:string-value="'67827721087'" calcext:value-type="string">
            <text:p>'6782772108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39];&quot;'&quot;)" office:value-type="string" office:string-value="'996719214'" calcext:value-type="string">
            <text:p>'99671921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39];&quot;'&quot;)" office:value-type="string" office:string-value="'67827721087'" calcext:value-type="string">
            <text:p>'67827721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39];&quot;'&quot;)" office:value-type="string" office:string-value="'996719214'" calcext:value-type="string">
            <text:p>'99671921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412391</text:p>
          </table:table-cell>
          <table:table-cell table:number-columns-repeated="2" table:style-name="ce17" office:value-type="string" calcext:value-type="string">
            <text:p>00670897043</text:p>
          </table:table-cell>
          <table:table-cell table:style-name="ce13" office:value-type="string" calcext:value-type="string">
            <text:p>91748682091</text:p>
          </table:table-cell>
          <table:table-cell table:style-name="ce17" office:value-type="string" calcext:value-type="string">
            <text:p>Cadastro atualizado em 11/2021, o outro cad antigo com compra 02/2006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0670897043, 91748682091</text:p>
          </table:table-cell>
          <table:table-cell office:value-type="string" calcext:value-type="string">
            <text:p>DELTASUL 07 - TRES PASSOS, DELTASUL 39 - HORIZONTIN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0];&quot;'&quot;)" office:value-type="string" office:string-value="'91748682091'" calcext:value-type="string">
            <text:p>'9174868209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40];&quot;'&quot;)" office:value-type="string" office:string-value="'999412391'" calcext:value-type="string">
            <text:p>'99941239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40];&quot;'&quot;)" office:value-type="string" office:string-value="'91748682091'" calcext:value-type="string">
            <text:p>'91748682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0];&quot;'&quot;)" office:value-type="string" office:string-value="'999412391'" calcext:value-type="string">
            <text:p>'99941239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589050</text:p>
          </table:table-cell>
          <table:table-cell table:number-columns-repeated="2" table:style-name="ce17" office:value-type="string" calcext:value-type="string">
            <text:p>93692382049</text:p>
          </table:table-cell>
          <table:table-cell table:style-name="ce13" office:value-type="string" calcext:value-type="string">
            <text:p>56485395091</text:p>
          </table:table-cell>
          <table:table-cell table:style-name="ce17" office:value-type="string" calcext:value-type="string">
            <text:p>Mãe e filho tel do filho confirmado pela agenda cobranç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56485395091, 93692382049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1];&quot;'&quot;)" office:value-type="string" office:string-value="'56485395091'" calcext:value-type="string">
            <text:p>'5648539509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41];&quot;'&quot;)" office:value-type="string" office:string-value="'984589050'" calcext:value-type="string">
            <text:p>'98458905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41];&quot;'&quot;)" office:value-type="string" office:string-value="'56485395091'" calcext:value-type="string">
            <text:p>'56485395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1];&quot;'&quot;)" office:value-type="string" office:string-value="'984589050'" calcext:value-type="string">
            <text:p>'98458905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325986</text:p>
          </table:table-cell>
          <table:table-cell table:number-columns-repeated="2" table:style-name="ce17" office:value-type="string" calcext:value-type="string">
            <text:p>04147115055</text:p>
          </table:table-cell>
          <table:table-cell table:style-name="ce13" office:value-type="string" calcext:value-type="string">
            <text:p>02743415061</text:p>
          </table:table-cell>
          <table:table-cell table:style-name="ce17" office:value-type="string" calcext:value-type="string">
            <text:p>Cadastro atualizado em 09/2022, o outro com compra à vist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2743415061, 04147115055</text:p>
          </table:table-cell>
          <table:table-cell office:value-type="string" calcext:value-type="string">
            <text:p>DELTASUL 103 - ROSARIO DO SUL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2];&quot;'&quot;)" office:value-type="string" office:string-value="'02743415061'" calcext:value-type="string">
            <text:p>'0274341506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42];&quot;'&quot;)" office:value-type="string" office:string-value="'996325986'" calcext:value-type="string">
            <text:p>'99632598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42];&quot;'&quot;)" office:value-type="string" office:string-value="'02743415061'" calcext:value-type="string">
            <text:p>'0274341506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2];&quot;'&quot;)" office:value-type="string" office:string-value="'996325986'" calcext:value-type="string">
            <text:p>'99632598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183517</text:p>
          </table:table-cell>
          <table:table-cell table:number-columns-repeated="2" table:style-name="ce17" office:value-type="string" calcext:value-type="string">
            <text:p>75954826072</text:p>
          </table:table-cell>
          <table:table-cell table:style-name="ce13" office:value-type="string" calcext:value-type="string">
            <text:p>00604878010</text:p>
          </table:table-cell>
          <table:table-cell table:style-name="ce17" office:value-type="string" calcext:value-type="string">
            <text:p>São cônjuges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0604878010, 75954826072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3];&quot;'&quot;)" office:value-type="string" office:string-value="'00604878010'" calcext:value-type="string">
            <text:p>'0060487801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43];&quot;'&quot;)" office:value-type="string" office:string-value="'996183517'" calcext:value-type="string">
            <text:p>'99618351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43];&quot;'&quot;)" office:value-type="string" office:string-value="'00604878010'" calcext:value-type="string">
            <text:p>'0060487801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3];&quot;'&quot;)" office:value-type="string" office:string-value="'996183517'" calcext:value-type="string">
            <text:p>'99618351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084337</text:p>
          </table:table-cell>
          <table:table-cell table:number-columns-repeated="2" table:style-name="ce17" office:value-type="string" calcext:value-type="string">
            <text:p>56480083091</text:p>
          </table:table-cell>
          <table:table-cell table:style-name="ce13" office:value-type="string" calcext:value-type="string">
            <text:p>90358457068</text:p>
          </table:table-cell>
          <table:table-cell table:style-name="ce17" office:value-type="string" calcext:value-type="string">
            <text:p>Mãe e filho, tel do filho com cadastro atualizado em 10/2022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56480083091, 90358457068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4];&quot;'&quot;)" office:value-type="string" office:string-value="'90358457068'" calcext:value-type="string">
            <text:p>'90358457068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44];&quot;'&quot;)" office:value-type="string" office:string-value="'999084337'" calcext:value-type="string">
            <text:p>'99908433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44];&quot;'&quot;)" office:value-type="string" office:string-value="'90358457068'" calcext:value-type="string">
            <text:p>'90358457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4];&quot;'&quot;)" office:value-type="string" office:string-value="'999084337'" calcext:value-type="string">
            <text:p>'99908433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071358</text:p>
          </table:table-cell>
          <table:table-cell table:number-columns-repeated="2" table:style-name="ce17" office:value-type="string" calcext:value-type="string">
            <text:p>75468107015</text:p>
          </table:table-cell>
          <table:table-cell table:style-name="ce13" office:value-type="string" calcext:value-type="string">
            <text:p>49308203087</text:p>
          </table:table-cell>
          <table:table-cell table:style-name="ce17" office:value-type="string" calcext:value-type="string">
            <text:p>São cônjuges, tel do cad com ctt em aberto confirmado via whats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49308203087, 75468107015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5];&quot;'&quot;)" office:value-type="string" office:string-value="'49308203087'" calcext:value-type="string">
            <text:p>'4930820308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45];&quot;'&quot;)" office:value-type="string" office:string-value="'996071358'" calcext:value-type="string">
            <text:p>'99607135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45];&quot;'&quot;)" office:value-type="string" office:string-value="'49308203087'" calcext:value-type="string">
            <text:p>'49308203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5];&quot;'&quot;)" office:value-type="string" office:string-value="'996071358'" calcext:value-type="string">
            <text:p>'99607135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120329</text:p>
          </table:table-cell>
          <table:table-cell table:number-columns-repeated="2" table:style-name="ce17" office:value-type="string" calcext:value-type="string">
            <text:p>01461574005</text:p>
          </table:table-cell>
          <table:table-cell table:style-name="ce13" office:value-type="string" calcext:value-type="string">
            <text:p>90149335091</text:p>
          </table:table-cell>
          <table:table-cell table:style-name="ce17" office:value-type="string" calcext:value-type="string">
            <text:p>Mãe e filho,tel do filho confirmado via whats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1461574005, 90149335091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6];&quot;'&quot;)" office:value-type="string" office:string-value="'90149335091'" calcext:value-type="string">
            <text:p>'9014933509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46];&quot;'&quot;)" office:value-type="string" office:string-value="'996120329'" calcext:value-type="string">
            <text:p>'99612032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46];&quot;'&quot;)" office:value-type="string" office:string-value="'90149335091'" calcext:value-type="string">
            <text:p>'90149335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6];&quot;'&quot;)" office:value-type="string" office:string-value="'996120329'" calcext:value-type="string">
            <text:p>'99612032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043713</text:p>
          </table:table-cell>
          <table:table-cell table:number-columns-repeated="2" table:style-name="ce17" office:value-type="string" calcext:value-type="string">
            <text:p>01406208000</text:p>
          </table:table-cell>
          <table:table-cell table:style-name="ce13" office:value-type="string" calcext:value-type="string">
            <text:p>01361796065</text:p>
          </table:table-cell>
          <table:table-cell table:style-name="ce17" office:value-type="string" calcext:value-type="string">
            <text:p>Cadastro com ctt em aberto é funcionario, o outro cad antigo compra à vist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1361796065, 01406208000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7];&quot;'&quot;)" office:value-type="string" office:string-value="'01361796065'" calcext:value-type="string">
            <text:p>'01361796065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47];&quot;'&quot;)" office:value-type="string" office:string-value="'996043713'" calcext:value-type="string">
            <text:p>'99604371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47];&quot;'&quot;)" office:value-type="string" office:string-value="'01361796065'" calcext:value-type="string">
            <text:p>'0136179606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7];&quot;'&quot;)" office:value-type="string" office:string-value="'996043713'" calcext:value-type="string">
            <text:p>'99604371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058275</text:p>
          </table:table-cell>
          <table:table-cell table:number-columns-repeated="2" table:style-name="ce17" office:value-type="string" calcext:value-type="string">
            <text:p>29054923091</text:p>
          </table:table-cell>
          <table:table-cell table:style-name="ce13" office:value-type="string" calcext:value-type="string">
            <text:p>04281321039</text:p>
          </table:table-cell>
          <table:table-cell table:style-name="ce17" office:value-type="string" calcext:value-type="string">
            <text:p>Cadastro atualizado em 06/2022, o outro cad de 07/2020 sem nenhuma compra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4281321039, 29054923091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8];&quot;'&quot;)" office:value-type="string" office:string-value="'04281321039'" calcext:value-type="string">
            <text:p>'04281321039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48];&quot;'&quot;)" office:value-type="string" office:string-value="'997058275'" calcext:value-type="string">
            <text:p>'99705827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48];&quot;'&quot;)" office:value-type="string" office:string-value="'04281321039'" calcext:value-type="string">
            <text:p>'0428132103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8];&quot;'&quot;)" office:value-type="string" office:string-value="'997058275'" calcext:value-type="string">
            <text:p>'99705827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293364</text:p>
          </table:table-cell>
          <table:table-cell table:number-columns-repeated="2" table:style-name="ce17" office:value-type="string" calcext:value-type="string">
            <text:p>05003610025</text:p>
          </table:table-cell>
          <table:table-cell table:style-name="ce13" office:value-type="string" calcext:value-type="string">
            <text:p>00441443001</text:p>
          </table:table-cell>
          <table:table-cell table:style-name="ce17" office:value-type="string" calcext:value-type="string">
            <text:p>Cadastro atualizado em 09/2022, o outro cad antigo com compra à vista de 05/2015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0441443001, 05003610025</text:p>
          </table:table-cell>
          <table:table-cell office:value-type="string" calcext:value-type="string">
            <text:p>DELTASUL 92 - CACAPAVA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49];&quot;'&quot;)" office:value-type="string" office:string-value="'00441443001'" calcext:value-type="string">
            <text:p>'0044144300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49];&quot;'&quot;)" office:value-type="string" office:string-value="'999293364'" calcext:value-type="string">
            <text:p>'99929336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49];&quot;'&quot;)" office:value-type="string" office:string-value="'00441443001'" calcext:value-type="string">
            <text:p>'0044144300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49];&quot;'&quot;)" office:value-type="string" office:string-value="'999293364'" calcext:value-type="string">
            <text:p>'99929336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417094</text:p>
          </table:table-cell>
          <table:table-cell table:style-name="ce17" office:value-type="string" calcext:value-type="string">
            <text:p>04576400061</text:p>
          </table:table-cell>
          <table:table-cell table:style-name="ce17" office:value-type="string" calcext:value-type="string">
            <text:p>72475919000</text:p>
          </table:table-cell>
          <table:table-cell table:style-name="ce12" office:value-type="string" calcext:value-type="string">
            <text:p>04576400061</text:p>
          </table:table-cell>
          <table:table-cell table:style-name="ce17" office:value-type="string" calcext:value-type="string">
            <text:p>Telefone é do cad sem ctt em aberto confirmado pela agenda cobrança e whats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4576400061, 72475919000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0];&quot;'&quot;)" office:value-type="string" office:string-value="'04576400061'" calcext:value-type="string">
            <text:p>'0457640006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50];&quot;'&quot;)" office:value-type="string" office:string-value="'996417094'" calcext:value-type="string">
            <text:p>'99641709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50];&quot;'&quot;)" office:value-type="string" office:string-value="'04576400061'" calcext:value-type="string">
            <text:p>'0457640006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0];&quot;'&quot;)" office:value-type="string" office:string-value="'996417094'" calcext:value-type="string">
            <text:p>'99641709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124785</text:p>
          </table:table-cell>
          <table:table-cell table:number-columns-repeated="2" table:style-name="ce17" office:value-type="string" calcext:value-type="string">
            <text:p>88297330087</text:p>
          </table:table-cell>
          <table:table-cell table:style-name="ce13" office:value-type="string" calcext:value-type="string">
            <text:p>24366099004</text:p>
          </table:table-cell>
          <table:table-cell table:style-name="ce17" office:value-type="string" calcext:value-type="string">
            <text:p>Cadastro atualizado em 01/2022, o outro cad antigo com compra à vista de 02/2014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24366099004, 88297330087</text:p>
          </table:table-cell>
          <table:table-cell office:value-type="string" calcext:value-type="string">
            <text:p>DELTASUL 110 - JULIO DE CASTILH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1];&quot;'&quot;)" office:value-type="string" office:string-value="'24366099004'" calcext:value-type="string">
            <text:p>'2436609900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51];&quot;'&quot;)" office:value-type="string" office:string-value="'999124785'" calcext:value-type="string">
            <text:p>'99912478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51];&quot;'&quot;)" office:value-type="string" office:string-value="'24366099004'" calcext:value-type="string">
            <text:p>'2436609900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1];&quot;'&quot;)" office:value-type="string" office:string-value="'999124785'" calcext:value-type="string">
            <text:p>'99912478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226804</text:p>
          </table:table-cell>
          <table:table-cell table:number-columns-repeated="2" table:style-name="ce17" office:value-type="string" calcext:value-type="string">
            <text:p>02969652005</text:p>
          </table:table-cell>
          <table:table-cell table:style-name="ce13" office:value-type="string" calcext:value-type="string">
            <text:p>03529117005</text:p>
          </table:table-cell>
          <table:table-cell table:style-name="ce17" office:value-type="string" calcext:value-type="string">
            <text:p>São cônjuges,tel do cad com ctt em aberto confirmado pela agenda cobrança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2969652005, 03529117005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2];&quot;'&quot;)" office:value-type="string" office:string-value="'03529117005'" calcext:value-type="string">
            <text:p>'03529117005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52];&quot;'&quot;)" office:value-type="string" office:string-value="'997226804'" calcext:value-type="string">
            <text:p>'99722680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52];&quot;'&quot;)" office:value-type="string" office:string-value="'03529117005'" calcext:value-type="string">
            <text:p>'0352911700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2];&quot;'&quot;)" office:value-type="string" office:string-value="'997226804'" calcext:value-type="string">
            <text:p>'99722680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1 <text:s text:c="2"/></text:p>
          </table:table-cell>
          <table:table-cell table:style-name="ce1" office:value-type="string" calcext:value-type="string">
            <text:p>980477207</text:p>
          </table:table-cell>
          <table:table-cell table:number-columns-repeated="2" table:style-name="ce17" office:value-type="string" calcext:value-type="string">
            <text:p>51507498004</text:p>
          </table:table-cell>
          <table:table-cell table:style-name="ce13" office:value-type="string" calcext:value-type="string">
            <text:p>13594923053</text:p>
          </table:table-cell>
          <table:table-cell table:style-name="ce17" office:value-type="string" calcext:value-type="string">
            <text:p>Cadastro atualizado em 07/2022, o outro cad com uma ultima com à vista em 2019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13594923053, 51507498004</text:p>
          </table:table-cell>
          <table:table-cell office:value-type="string" calcext:value-type="string">
            <text:p>DELTASUL 75 - GUAIBA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3];&quot;'&quot;)" office:value-type="string" office:string-value="'13594923053'" calcext:value-type="string">
            <text:p>'13594923053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53];&quot;'&quot;)" office:value-type="string" office:string-value="'980477207'" calcext:value-type="string">
            <text:p>'98047720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53];&quot;'&quot;)" office:value-type="string" office:string-value="'13594923053'" calcext:value-type="string">
            <text:p>'13594923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3];&quot;'&quot;)" office:value-type="string" office:string-value="'980477207'" calcext:value-type="string">
            <text:p>'98047720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469824</text:p>
          </table:table-cell>
          <table:table-cell table:number-columns-repeated="2" table:style-name="ce17" office:value-type="string" calcext:value-type="string">
            <text:p>02196487007</text:p>
          </table:table-cell>
          <table:table-cell table:style-name="ce13" office:value-type="string" calcext:value-type="string">
            <text:p>85218650072</text:p>
          </table:table-cell>
          <table:table-cell table:style-name="ce17" office:value-type="string" calcext:value-type="string">
            <text:p>Telefone é do cad com ctt em aberto confirmado pela agenda de cobrança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2196487007, 85218650072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4];&quot;'&quot;)" office:value-type="string" office:string-value="'85218650072'" calcext:value-type="string">
            <text:p>'8521865007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54];&quot;'&quot;)" office:value-type="string" office:string-value="'999469824'" calcext:value-type="string">
            <text:p>'99946982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54];&quot;'&quot;)" office:value-type="string" office:string-value="'85218650072'" calcext:value-type="string">
            <text:p>'85218650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4];&quot;'&quot;)" office:value-type="string" office:string-value="'999469824'" calcext:value-type="string">
            <text:p>'99946982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1210531</text:p>
          </table:table-cell>
          <table:table-cell table:number-columns-repeated="2" table:style-name="ce17" office:value-type="string" calcext:value-type="string">
            <text:p>51510545034</text:p>
          </table:table-cell>
          <table:table-cell table:style-name="ce13" office:value-type="string" calcext:value-type="string">
            <text:p>70033706034</text:p>
          </table:table-cell>
          <table:table-cell table:style-name="ce17" office:value-type="string" calcext:value-type="string">
            <text:p>São cônjuges, tel do cad com ctt em aberto confirmado pela agenda cobranç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51510545034, 70033706034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5];&quot;'&quot;)" office:value-type="string" office:string-value="'70033706034'" calcext:value-type="string">
            <text:p>'7003370603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55];&quot;'&quot;)" office:value-type="string" office:string-value="'981210531'" calcext:value-type="string">
            <text:p>'98121053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55];&quot;'&quot;)" office:value-type="string" office:string-value="'70033706034'" calcext:value-type="string">
            <text:p>'70033706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5];&quot;'&quot;)" office:value-type="string" office:string-value="'981210531'" calcext:value-type="string">
            <text:p>'98121053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836941</text:p>
          </table:table-cell>
          <table:table-cell office:value-type="float" office:value="70829829091" calcext:value-type="float">
            <text:p>70829829091</text:p>
          </table:table-cell>
          <table:table-cell office:value-type="float" office:value="96246669034" calcext:value-type="float">
            <text:p>96246669034</text:p>
          </table:table-cell>
          <table:table-cell table:style-name="ce11" office:value-type="float" office:value="70829829091" calcext:value-type="float">
            <text:p>70829829091</text:p>
          </table:table-cell>
          <table:table-cell table:style-name="ce31" office:value-type="string" calcext:value-type="string">
            <text:p>São cônjuges, ambos com ctt em aberto, mas confirmado pela agenda de cobrança e whats tel da clt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70829829091, 96246669034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6];&quot;'&quot;)" office:value-type="string" office:string-value="'70829829091'" calcext:value-type="string">
            <text:p>'7082982909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56];&quot;'&quot;)" office:value-type="string" office:string-value="'996836941'" calcext:value-type="string">
            <text:p>'99683694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56];&quot;'&quot;)" office:value-type="string" office:string-value="'70829829091'" calcext:value-type="string">
            <text:p>'70829829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6];&quot;'&quot;)" office:value-type="string" office:string-value="'996836941'" calcext:value-type="string">
            <text:p>'99683694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986044</text:p>
          </table:table-cell>
          <table:table-cell table:style-name="ce17" office:value-type="string" calcext:value-type="string">
            <text:p>58880534068</text:p>
          </table:table-cell>
          <table:table-cell table:style-name="ce17"/>
          <table:table-cell table:style-name="ce12" office:value-type="string" calcext:value-type="string">
            <text:p>40015068072/58880534068</text:p>
          </table:table-cell>
          <table:table-cell table:style-name="ce20" office:value-type="string" calcext:value-type="string">
            <text:p>Cadastro que tem ctt em aberto é divida antiga de 2018, o outro cad com ultima compra em 2019, mas tel da indisponível e sem whats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40015068072, 58880534068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7];&quot;'&quot;)" office:value-type="string" office:string-value="'40015068072/58880534068'" calcext:value-type="string">
            <text:p>'40015068072/58880534068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57];&quot;'&quot;)" office:value-type="string" office:string-value="'999986044'" calcext:value-type="string">
            <text:p>'99998604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57];&quot;'&quot;)" office:value-type="string" office:string-value="'40015068072/58880534068'" calcext:value-type="string">
            <text:p>'40015068072/58880534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7];&quot;'&quot;)" office:value-type="string" office:string-value="'999986044'" calcext:value-type="string">
            <text:p>'99998604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099532</text:p>
          </table:table-cell>
          <table:table-cell table:number-columns-repeated="2" table:style-name="ce17" office:value-type="string" calcext:value-type="string">
            <text:p>03853351050</text:p>
          </table:table-cell>
          <table:table-cell table:style-name="ce13" office:value-type="string" calcext:value-type="string">
            <text:p>04061997017</text:p>
          </table:table-cell>
          <table:table-cell table:style-name="ce20" office:value-type="string" calcext:value-type="string">
            <text:p>São cônjuges, confirmado pela agenda de cobrança e whats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3853351050, 04061997017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8];&quot;'&quot;)" office:value-type="string" office:string-value="'04061997017'" calcext:value-type="string">
            <text:p>'0406199701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58];&quot;'&quot;)" office:value-type="string" office:string-value="'997099532'" calcext:value-type="string">
            <text:p>'99709953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58];&quot;'&quot;)" office:value-type="string" office:string-value="'04061997017'" calcext:value-type="string">
            <text:p>'0406199701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8];&quot;'&quot;)" office:value-type="string" office:string-value="'997099532'" calcext:value-type="string">
            <text:p>'99709953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111016</text:p>
          </table:table-cell>
          <table:table-cell table:number-columns-repeated="2" table:style-name="ce17" office:value-type="string" calcext:value-type="string">
            <text:p>51510294015</text:p>
          </table:table-cell>
          <table:table-cell table:style-name="ce13" office:value-type="string" calcext:value-type="string">
            <text:p>99512599015</text:p>
          </table:table-cell>
          <table:table-cell table:style-name="ce20" office:value-type="string" calcext:value-type="string">
            <text:p>Confirmado pela agenda de cobrança tel do cad com ctt em aberto, o outro cad antigo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51510294015, 99512599015</text:p>
          </table:table-cell>
          <table:table-cell office:value-type="string" calcext:value-type="string">
            <text:p>DELTASUL 07 - TRES PASSOS, DELTASUL 46 - SANTA MARI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59];&quot;'&quot;)" office:value-type="string" office:string-value="'99512599015'" calcext:value-type="string">
            <text:p>'99512599015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59];&quot;'&quot;)" office:value-type="string" office:string-value="'999111016'" calcext:value-type="string">
            <text:p>'99911101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59];&quot;'&quot;)" office:value-type="string" office:string-value="'99512599015'" calcext:value-type="string">
            <text:p>'99512599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59];&quot;'&quot;)" office:value-type="string" office:string-value="'999111016'" calcext:value-type="string">
            <text:p>'99911101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377423</text:p>
          </table:table-cell>
          <table:table-cell table:style-name="ce17" office:value-type="string" calcext:value-type="string">
            <text:p>58598871087</text:p>
          </table:table-cell>
          <table:table-cell table:style-name="ce17" office:value-type="string" calcext:value-type="string">
            <text:p>03760761003</text:p>
          </table:table-cell>
          <table:table-cell table:style-name="ce12" office:value-type="string" calcext:value-type="string">
            <text:p>58598871087</text:p>
          </table:table-cell>
          <table:table-cell table:style-name="ce20" office:value-type="string" calcext:value-type="string">
            <text:p>Confirmado pela agenda de cobrança outro tel como da clt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3760761003, 58598871087</text:p>
          </table:table-cell>
          <table:table-cell office:value-type="string" calcext:value-type="string">
            <text:p>DELTASUL 108 - PANAMBI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0];&quot;'&quot;)" office:value-type="string" office:string-value="'58598871087'" calcext:value-type="string">
            <text:p>'5859887108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60];&quot;'&quot;)" office:value-type="string" office:string-value="'991377423'" calcext:value-type="string">
            <text:p>'99137742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60];&quot;'&quot;)" office:value-type="string" office:string-value="'58598871087'" calcext:value-type="string">
            <text:p>'58598871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0];&quot;'&quot;)" office:value-type="string" office:string-value="'991377423'" calcext:value-type="string">
            <text:p>'99137742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736125</text:p>
          </table:table-cell>
          <table:table-cell table:number-columns-repeated="2" table:style-name="ce17" office:value-type="string" calcext:value-type="string">
            <text:p>02675638099</text:p>
          </table:table-cell>
          <table:table-cell table:style-name="ce13" office:value-type="string" calcext:value-type="string">
            <text:p>99909634015</text:p>
          </table:table-cell>
          <table:table-cell table:style-name="ce17" office:value-type="string" calcext:value-type="string">
            <text:p>Sobrinho e tia, telefone dele confirmado na agenda cobrança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2675638099, 99909634015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1];&quot;'&quot;)" office:value-type="string" office:string-value="'99909634015'" calcext:value-type="string">
            <text:p>'99909634015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61];&quot;'&quot;)" office:value-type="string" office:string-value="'991736125'" calcext:value-type="string">
            <text:p>'99173612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61];&quot;'&quot;)" office:value-type="string" office:string-value="'99909634015'" calcext:value-type="string">
            <text:p>'99909634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1];&quot;'&quot;)" office:value-type="string" office:string-value="'991736125'" calcext:value-type="string">
            <text:p>'99173612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028323</text:p>
          </table:table-cell>
          <table:table-cell table:number-columns-repeated="2" table:style-name="ce17" office:value-type="string" calcext:value-type="string">
            <text:p>03748303041</text:p>
          </table:table-cell>
          <table:table-cell table:style-name="ce13" office:value-type="string" calcext:value-type="string">
            <text:p>03074325054</text:p>
          </table:table-cell>
          <table:table-cell table:style-name="ce17" office:value-type="string" calcext:value-type="string">
            <text:p>São cônjuges, tel do cad com ctt em aberto confirmado pela agenda cobranç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3074325054, 03748303041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2];&quot;'&quot;)" office:value-type="string" office:string-value="'03074325054'" calcext:value-type="string">
            <text:p>'0307432505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62];&quot;'&quot;)" office:value-type="string" office:string-value="'997028323'" calcext:value-type="string">
            <text:p>'99702832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62];&quot;'&quot;)" office:value-type="string" office:string-value="'03074325054'" calcext:value-type="string">
            <text:p>'0307432505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2];&quot;'&quot;)" office:value-type="string" office:string-value="'997028323'" calcext:value-type="string">
            <text:p>'99702832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005717</text:p>
          </table:table-cell>
          <table:table-cell table:number-columns-repeated="2" table:style-name="ce17" office:value-type="string" calcext:value-type="string">
            <text:p>02176244052</text:p>
          </table:table-cell>
          <table:table-cell table:style-name="ce13" office:value-type="string" calcext:value-type="string">
            <text:p>99408376072</text:p>
          </table:table-cell>
          <table:table-cell table:style-name="ce17" office:value-type="string" calcext:value-type="string">
            <text:p>Cadastro atualizado em 05/2022, o outro cad antigo com compra à vista de 12/2013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2176244052, 99408376072</text:p>
          </table:table-cell>
          <table:table-cell office:value-type="string" calcext:value-type="string">
            <text:p>DELTASUL 07 - TRES PASSOS, DELTASUL 89 - URUGUAIAN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3];&quot;'&quot;)" office:value-type="string" office:string-value="'99408376072'" calcext:value-type="string">
            <text:p>'9940837607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63];&quot;'&quot;)" office:value-type="string" office:string-value="'996005717'" calcext:value-type="string">
            <text:p>'99600571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63];&quot;'&quot;)" office:value-type="string" office:string-value="'99408376072'" calcext:value-type="string">
            <text:p>'99408376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3];&quot;'&quot;)" office:value-type="string" office:string-value="'996005717'" calcext:value-type="string">
            <text:p>'99600571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991391</text:p>
          </table:table-cell>
          <table:table-cell table:number-columns-repeated="2" table:style-name="ce17" office:value-type="string" calcext:value-type="string">
            <text:p>99318962053</text:p>
          </table:table-cell>
          <table:table-cell table:style-name="ce13" office:value-type="string" calcext:value-type="string">
            <text:p>39706877053</text:p>
          </table:table-cell>
          <table:table-cell table:style-name="ce17" office:value-type="string" calcext:value-type="string">
            <text:p>São cônjuges, cad atualizado em 12/2022, o outro cad sem compras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39706877053, 99318962053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4];&quot;'&quot;)" office:value-type="string" office:string-value="'39706877053'" calcext:value-type="string">
            <text:p>'39706877053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64];&quot;'&quot;)" office:value-type="string" office:string-value="'999991391'" calcext:value-type="string">
            <text:p>'99999139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64];&quot;'&quot;)" office:value-type="string" office:string-value="'39706877053'" calcext:value-type="string">
            <text:p>'39706877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4];&quot;'&quot;)" office:value-type="string" office:string-value="'999991391'" calcext:value-type="string">
            <text:p>'99999139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218876</text:p>
          </table:table-cell>
          <table:table-cell table:number-columns-repeated="2" table:style-name="ce17" office:value-type="string" calcext:value-type="string">
            <text:p>89929853049</text:p>
          </table:table-cell>
          <table:table-cell table:style-name="ce13" office:value-type="string" calcext:value-type="string">
            <text:p>63648520091</text:p>
          </table:table-cell>
          <table:table-cell table:style-name="ce17" office:value-type="string" calcext:value-type="string">
            <text:p>Cadastro atualizado em 03/2022, o outro cad antigo 01/2005 sem compr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63648520091, 89929853049</text:p>
          </table:table-cell>
          <table:table-cell office:value-type="string" calcext:value-type="string">
            <text:p>DELTASUL 46 - SANTA MARIA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5];&quot;'&quot;)" office:value-type="string" office:string-value="'63648520091'" calcext:value-type="string">
            <text:p>'6364852009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65];&quot;'&quot;)" office:value-type="string" office:string-value="'991218876'" calcext:value-type="string">
            <text:p>'99121887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65];&quot;'&quot;)" office:value-type="string" office:string-value="'63648520091'" calcext:value-type="string">
            <text:p>'63648520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5];&quot;'&quot;)" office:value-type="string" office:string-value="'991218876'" calcext:value-type="string">
            <text:p>'99121887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717651</text:p>
          </table:table-cell>
          <table:table-cell table:number-columns-repeated="2" table:style-name="ce17" office:value-type="string" calcext:value-type="string">
            <text:p>03961669031</text:p>
          </table:table-cell>
          <table:table-cell table:style-name="ce13" office:value-type="string" calcext:value-type="string">
            <text:p>03800640066</text:p>
          </table:table-cell>
          <table:table-cell table:style-name="ce17" office:value-type="string" calcext:value-type="string">
            <text:p>Telefone é do cad com ctt em aberto confirmado pela agenda de cobrança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3800640066, 03961669031</text:p>
          </table:table-cell>
          <table:table-cell office:value-type="string" calcext:value-type="string">
            <text:p>DELTASUL 78 - ROSARIO DO SUL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6];&quot;'&quot;)" office:value-type="string" office:string-value="'03800640066'" calcext:value-type="string">
            <text:p>'03800640066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66];&quot;'&quot;)" office:value-type="string" office:string-value="'996717651'" calcext:value-type="string">
            <text:p>'99671765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66];&quot;'&quot;)" office:value-type="string" office:string-value="'03800640066'" calcext:value-type="string">
            <text:p>'0380064006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6];&quot;'&quot;)" office:value-type="string" office:string-value="'996717651'" calcext:value-type="string">
            <text:p>'99671765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296214</text:p>
          </table:table-cell>
          <table:table-cell table:number-columns-repeated="2" table:style-name="ce17" office:value-type="string" calcext:value-type="string">
            <text:p>90654358087</text:p>
          </table:table-cell>
          <table:table-cell table:style-name="ce13" office:value-type="string" calcext:value-type="string">
            <text:p>59245344053</text:p>
          </table:table-cell>
          <table:table-cell table:style-name="ce17" office:value-type="string" calcext:value-type="string">
            <text:p>Telefone é do cad com ctt em aberto confirmado pela agenda de cobrança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59245344053, 90654358087</text:p>
          </table:table-cell>
          <table:table-cell office:value-type="string" calcext:value-type="string">
            <text:p>DELTASUL 162 - FREDERICO WESTPHALEN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7];&quot;'&quot;)" office:value-type="string" office:string-value="'59245344053'" calcext:value-type="string">
            <text:p>'59245344053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67];&quot;'&quot;)" office:value-type="string" office:string-value="'996296214'" calcext:value-type="string">
            <text:p>'99629621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67];&quot;'&quot;)" office:value-type="string" office:string-value="'59245344053'" calcext:value-type="string">
            <text:p>'59245344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7];&quot;'&quot;)" office:value-type="string" office:string-value="'996296214'" calcext:value-type="string">
            <text:p>'99629621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4 <text:s text:c="2"/></text:p>
          </table:table-cell>
          <table:table-cell table:style-name="ce1" office:value-type="string" calcext:value-type="string">
            <text:p>996971340</text:p>
          </table:table-cell>
          <table:table-cell table:number-columns-repeated="2" table:style-name="ce17" office:value-type="string" calcext:value-type="string">
            <text:p>02721892002</text:p>
          </table:table-cell>
          <table:table-cell table:style-name="ce13" office:value-type="string" calcext:value-type="string">
            <text:p>02672429057</text:p>
          </table:table-cell>
          <table:table-cell table:style-name="ce17" office:value-type="string" calcext:value-type="string">
            <text:p>Telefone é do cad com ctt em aberto confirmado pela agenda de cobrança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2672429057, 02721892002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8];&quot;'&quot;)" office:value-type="string" office:string-value="'02672429057'" calcext:value-type="string">
            <text:p>'0267242905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68];&quot;'&quot;)" office:value-type="string" office:string-value="'996971340'" calcext:value-type="string">
            <text:p>'99697134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68];&quot;'&quot;)" office:value-type="string" office:string-value="'02672429057'" calcext:value-type="string">
            <text:p>'0267242905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8];&quot;'&quot;)" office:value-type="string" office:string-value="'996971340'" calcext:value-type="string">
            <text:p>'99697134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114945</text:p>
          </table:table-cell>
          <table:table-cell table:number-columns-repeated="2" table:style-name="ce17" office:value-type="string" calcext:value-type="string">
            <text:p>56485670068</text:p>
          </table:table-cell>
          <table:table-cell table:style-name="ce13" office:value-type="string" calcext:value-type="string">
            <text:p>49303856015</text:p>
          </table:table-cell>
          <table:table-cell table:style-name="ce17" office:value-type="string" calcext:value-type="string">
            <text:p>São cônjuges, tel do cad com ctt em aberto confirmado via whats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49303856015, 56485670068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69];&quot;'&quot;)" office:value-type="string" office:string-value="'49303856015'" calcext:value-type="string">
            <text:p>'49303856015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69];&quot;'&quot;)" office:value-type="string" office:string-value="'999114945'" calcext:value-type="string">
            <text:p>'99911494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69];&quot;'&quot;)" office:value-type="string" office:string-value="'49303856015'" calcext:value-type="string">
            <text:p>'49303856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69];&quot;'&quot;)" office:value-type="string" office:string-value="'999114945'" calcext:value-type="string">
            <text:p>'99911494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543070</text:p>
          </table:table-cell>
          <table:table-cell table:number-columns-repeated="2" table:style-name="ce17" office:value-type="string" calcext:value-type="string">
            <text:p>75464152091</text:p>
          </table:table-cell>
          <table:table-cell table:style-name="ce13" office:value-type="string" calcext:value-type="string">
            <text:p>07844085053</text:p>
          </table:table-cell>
          <table:table-cell table:style-name="ce17" office:value-type="string" calcext:value-type="string">
            <text:p>São cônjuges, <text:s/>tel do cad com ctt em aberto confirmado pela agenda cobrança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7844085053, 75464152091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0];&quot;'&quot;)" office:value-type="string" office:string-value="'07844085053'" calcext:value-type="string">
            <text:p>'07844085053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70];&quot;'&quot;)" office:value-type="string" office:string-value="'991543070'" calcext:value-type="string">
            <text:p>'99154307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70];&quot;'&quot;)" office:value-type="string" office:string-value="'07844085053'" calcext:value-type="string">
            <text:p>'07844085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0];&quot;'&quot;)" office:value-type="string" office:string-value="'991543070'" calcext:value-type="string">
            <text:p>'99154307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417057</text:p>
          </table:table-cell>
          <table:table-cell table:number-columns-repeated="2" table:style-name="ce17" office:value-type="string" calcext:value-type="string">
            <text:p>08722501053</text:p>
          </table:table-cell>
          <table:table-cell table:style-name="ce13" office:value-type="string" calcext:value-type="string">
            <text:p>38262363000</text:p>
          </table:table-cell>
          <table:table-cell table:style-name="ce17" office:value-type="string" calcext:value-type="string">
            <text:p>São cônjuges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8722501053, 38262363000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1];&quot;'&quot;)" office:value-type="string" office:string-value="'38262363000'" calcext:value-type="string">
            <text:p>'3826236300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71];&quot;'&quot;)" office:value-type="string" office:string-value="'984417057'" calcext:value-type="string">
            <text:p>'98441705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71];&quot;'&quot;)" office:value-type="string" office:string-value="'38262363000'" calcext:value-type="string">
            <text:p>'38262363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1];&quot;'&quot;)" office:value-type="string" office:string-value="'984417057'" calcext:value-type="string">
            <text:p>'98441705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4 <text:s text:c="2"/></text:p>
          </table:table-cell>
          <table:table-cell table:style-name="ce1" office:value-type="string" calcext:value-type="string">
            <text:p>996179729</text:p>
          </table:table-cell>
          <table:table-cell table:number-columns-repeated="2" table:style-name="ce17" office:value-type="string" calcext:value-type="string">
            <text:p>00623470047</text:p>
          </table:table-cell>
          <table:table-cell table:style-name="ce13" office:value-type="string" calcext:value-type="string">
            <text:p>22751246087</text:p>
          </table:table-cell>
          <table:table-cell table:style-name="ce17" office:value-type="string" calcext:value-type="string">
            <text:p>Telefone é do cad com ctt em aberto confirmado pela agenda de cobrança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0623470047, 22751246087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2];&quot;'&quot;)" office:value-type="string" office:string-value="'22751246087'" calcext:value-type="string">
            <text:p>'2275124608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72];&quot;'&quot;)" office:value-type="string" office:string-value="'996179729'" calcext:value-type="string">
            <text:p>'99617972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72];&quot;'&quot;)" office:value-type="string" office:string-value="'22751246087'" calcext:value-type="string">
            <text:p>'22751246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2];&quot;'&quot;)" office:value-type="string" office:string-value="'996179729'" calcext:value-type="string">
            <text:p>'99617972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282549</text:p>
          </table:table-cell>
          <table:table-cell table:style-name="ce17" office:value-type="string" calcext:value-type="string">
            <text:p>03623053074</text:p>
          </table:table-cell>
          <table:table-cell table:style-name="ce17" office:value-type="string" calcext:value-type="string">
            <text:p>03657194045</text:p>
          </table:table-cell>
          <table:table-cell table:style-name="ce12" office:value-type="string" calcext:value-type="string">
            <text:p>03623053074</text:p>
          </table:table-cell>
          <table:table-cell table:style-name="ce20" office:value-type="string" calcext:value-type="string">
            <text:p>clt sem contrato em aberto fez uma compra à vista 06/2022, e pelo foto do whats tel é dele, o outro cad é antigo com parcelas em aberto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3623053074, 03657194045</text:p>
          </table:table-cell>
          <table:table-cell office:value-type="string" calcext:value-type="string">
            <text:p>DELTASUL 07 - TRES PASSOS, DELTASUL 99 - ITAQUI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3];&quot;'&quot;)" office:value-type="string" office:string-value="'03623053074'" calcext:value-type="string">
            <text:p>'0362305307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73];&quot;'&quot;)" office:value-type="string" office:string-value="'999282549'" calcext:value-type="string">
            <text:p>'99928254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73];&quot;'&quot;)" office:value-type="string" office:string-value="'03623053074'" calcext:value-type="string">
            <text:p>'0362305307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3];&quot;'&quot;)" office:value-type="string" office:string-value="'999282549'" calcext:value-type="string">
            <text:p>'99928254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520856</text:p>
          </table:table-cell>
          <table:table-cell table:style-name="ce17" office:value-type="string" calcext:value-type="string">
            <text:p>75459132053</text:p>
          </table:table-cell>
          <table:table-cell table:style-name="ce17" office:value-type="string" calcext:value-type="string">
            <text:p>02941975080</text:p>
          </table:table-cell>
          <table:table-cell table:style-name="ce12" office:value-type="string" calcext:value-type="string">
            <text:p>75459132053</text:p>
          </table:table-cell>
          <table:table-cell table:style-name="ce17" office:value-type="string" calcext:value-type="string">
            <text:p>Àvo e neta, tel da neta confirmado pela agenda decobranç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2941975080, 75459132053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4];&quot;'&quot;)" office:value-type="string" office:string-value="'75459132053'" calcext:value-type="string">
            <text:p>'75459132053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74];&quot;'&quot;)" office:value-type="string" office:string-value="'999520856'" calcext:value-type="string">
            <text:p>'99952085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74];&quot;'&quot;)" office:value-type="string" office:string-value="'75459132053'" calcext:value-type="string">
            <text:p>'7545913205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4];&quot;'&quot;)" office:value-type="string" office:string-value="'999520856'" calcext:value-type="string">
            <text:p>'99952085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286203</text:p>
          </table:table-cell>
          <table:table-cell table:style-name="ce17" office:value-type="string" calcext:value-type="string">
            <text:p>54598575034</text:p>
          </table:table-cell>
          <table:table-cell table:style-name="ce17" office:value-type="string" calcext:value-type="string">
            <text:p>75462974000</text:p>
          </table:table-cell>
          <table:table-cell table:style-name="ce27" office:value-type="string" calcext:value-type="string">
            <text:p>54598575034</text:p>
          </table:table-cell>
          <table:table-cell table:style-name="ce17" office:value-type="string" calcext:value-type="string">
            <text:p>Mãe e filha, tel da filha clt com ctt em aberto tem 83 anos usa telefone da filha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54598575034, 75462974000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5];&quot;'&quot;)" office:value-type="string" office:string-value="'54598575034'" calcext:value-type="string">
            <text:p>'5459857503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75];&quot;'&quot;)" office:value-type="string" office:string-value="'997286203'" calcext:value-type="string">
            <text:p>'99728620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75];&quot;'&quot;)" office:value-type="string" office:string-value="'54598575034'" calcext:value-type="string">
            <text:p>'54598575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5];&quot;'&quot;)" office:value-type="string" office:string-value="'997286203'" calcext:value-type="string">
            <text:p>'99728620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937811</text:p>
          </table:table-cell>
          <table:table-cell table:number-columns-repeated="2" table:style-name="ce17" office:value-type="string" calcext:value-type="string">
            <text:p>02597843033</text:p>
          </table:table-cell>
          <table:table-cell table:style-name="ce13" office:value-type="string" calcext:value-type="string">
            <text:p>72475897015</text:p>
          </table:table-cell>
          <table:table-cell table:style-name="ce17" office:value-type="string" calcext:value-type="string">
            <text:p>Cadastro atualizado em 03/2022, o outro cad antigo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2597843033, 72475897015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6];&quot;'&quot;)" office:value-type="string" office:string-value="'72475897015'" calcext:value-type="string">
            <text:p>'72475897015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76];&quot;'&quot;)" office:value-type="string" office:string-value="'991937811'" calcext:value-type="string">
            <text:p>'99193781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76];&quot;'&quot;)" office:value-type="string" office:string-value="'72475897015'" calcext:value-type="string">
            <text:p>'72475897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6];&quot;'&quot;)" office:value-type="string" office:string-value="'991937811'" calcext:value-type="string">
            <text:p>'99193781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717859</text:p>
          </table:table-cell>
          <table:table-cell table:number-columns-repeated="2" table:style-name="ce17" office:value-type="string" calcext:value-type="string">
            <text:p>85293482068</text:p>
          </table:table-cell>
          <table:table-cell table:style-name="ce13" office:value-type="string" calcext:value-type="string">
            <text:p>03355029033</text:p>
          </table:table-cell>
          <table:table-cell table:style-name="ce17" office:value-type="string" calcext:value-type="string">
            <text:p>Eram cônjuges, ambos com cadastros desatualizados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3355029033, 85293482068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7];&quot;'&quot;)" office:value-type="string" office:string-value="'03355029033'" calcext:value-type="string">
            <text:p>'03355029033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77];&quot;'&quot;)" office:value-type="string" office:string-value="'996717859'" calcext:value-type="string">
            <text:p>'99671785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77];&quot;'&quot;)" office:value-type="string" office:string-value="'03355029033'" calcext:value-type="string">
            <text:p>'0335502903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7];&quot;'&quot;)" office:value-type="string" office:string-value="'996717859'" calcext:value-type="string">
            <text:p>'99671785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265790</text:p>
          </table:table-cell>
          <table:table-cell table:number-columns-repeated="2" table:style-name="ce17" office:value-type="string" calcext:value-type="string">
            <text:p>31377629015</text:p>
          </table:table-cell>
          <table:table-cell table:style-name="ce13" office:value-type="string" calcext:value-type="string">
            <text:p>06681584179</text:p>
          </table:table-cell>
          <table:table-cell table:style-name="ce17" office:value-type="string" calcext:value-type="string">
            <text:p>Cadastro atualizado em 07/2022, o outro cadastro antigo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6681584179, 31377629015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8];&quot;'&quot;)" office:value-type="string" office:string-value="'06681584179'" calcext:value-type="string">
            <text:p>'06681584179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78];&quot;'&quot;)" office:value-type="string" office:string-value="'996265790'" calcext:value-type="string">
            <text:p>'99626579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78];&quot;'&quot;)" office:value-type="string" office:string-value="'06681584179'" calcext:value-type="string">
            <text:p>'0668158417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8];&quot;'&quot;)" office:value-type="string" office:string-value="'996265790'" calcext:value-type="string">
            <text:p>'99626579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738401</text:p>
          </table:table-cell>
          <table:table-cell table:number-columns-repeated="2" table:style-name="ce17" office:value-type="string" calcext:value-type="string">
            <text:p>87765543091</text:p>
          </table:table-cell>
          <table:table-cell table:style-name="ce13" office:value-type="string" calcext:value-type="string">
            <text:p>01327340011</text:p>
          </table:table-cell>
          <table:table-cell table:style-name="ce17" office:value-type="string" calcext:value-type="string">
            <text:p>São cônjuges, cad atualizado em 09/2022, o outro cadastro antigo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1327340011, 87765543091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79];&quot;'&quot;)" office:value-type="string" office:string-value="'01327340011'" calcext:value-type="string">
            <text:p>'0132734001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79];&quot;'&quot;)" office:value-type="string" office:string-value="'996738401'" calcext:value-type="string">
            <text:p>'99673840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79];&quot;'&quot;)" office:value-type="string" office:string-value="'01327340011'" calcext:value-type="string">
            <text:p>'0132734001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79];&quot;'&quot;)" office:value-type="string" office:string-value="'996738401'" calcext:value-type="string">
            <text:p>'99673840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026403</text:p>
          </table:table-cell>
          <table:table-cell table:number-columns-repeated="2" table:style-name="ce17" office:value-type="string" calcext:value-type="string">
            <text:p>40514021004</text:p>
          </table:table-cell>
          <table:table-cell table:style-name="ce13" office:value-type="string" calcext:value-type="string">
            <text:p>90377257087</text:p>
          </table:table-cell>
          <table:table-cell table:style-name="ce17" office:value-type="string" calcext:value-type="string">
            <text:p>Cadastro atualizado em 04/2022, o outro cad antigo com ultima compra 2007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40514021004, 90377257087</text:p>
          </table:table-cell>
          <table:table-cell office:value-type="string" calcext:value-type="string">
            <text:p>DELTASUL 07 - TRES PASSOS, DELTASUL 23 - CRUZ ALT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0];&quot;'&quot;)" office:value-type="string" office:string-value="'90377257087'" calcext:value-type="string">
            <text:p>'9037725708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80];&quot;'&quot;)" office:value-type="string" office:string-value="'996026403'" calcext:value-type="string">
            <text:p>'99602640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80];&quot;'&quot;)" office:value-type="string" office:string-value="'90377257087'" calcext:value-type="string">
            <text:p>'90377257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0];&quot;'&quot;)" office:value-type="string" office:string-value="'996026403'" calcext:value-type="string">
            <text:p>'99602640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1165754</text:p>
          </table:table-cell>
          <table:table-cell table:number-columns-repeated="2" table:style-name="ce17" office:value-type="string" calcext:value-type="string">
            <text:p>93804326072</text:p>
          </table:table-cell>
          <table:table-cell table:style-name="ce13" office:value-type="string" calcext:value-type="string">
            <text:p>75461390072</text:p>
          </table:table-cell>
          <table:table-cell table:style-name="ce17" office:value-type="string" calcext:value-type="string">
            <text:p>São cônjuges, celular do cad com ctt em aberto, confirmado pela agenda cobrança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75461390072, 93804326072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1];&quot;'&quot;)" office:value-type="string" office:string-value="'75461390072'" calcext:value-type="string">
            <text:p>'7546139007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81];&quot;'&quot;)" office:value-type="string" office:string-value="'981165754'" calcext:value-type="string">
            <text:p>'98116575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81];&quot;'&quot;)" office:value-type="string" office:string-value="'75461390072'" calcext:value-type="string">
            <text:p>'75461390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1];&quot;'&quot;)" office:value-type="string" office:string-value="'981165754'" calcext:value-type="string">
            <text:p>'98116575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371614</text:p>
          </table:table-cell>
          <table:table-cell table:number-columns-repeated="2" table:style-name="ce17" office:value-type="string" calcext:value-type="string">
            <text:p>92430783053</text:p>
          </table:table-cell>
          <table:table-cell table:style-name="ce13" office:value-type="string" calcext:value-type="string">
            <text:p>04480718001</text:p>
          </table:table-cell>
          <table:table-cell table:style-name="ce17" office:value-type="string" calcext:value-type="string">
            <text:p>Cadastro atualizado em 09/2022, o outro cadastro 2017 sem compr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4480718001, 92430783053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2];&quot;'&quot;)" office:value-type="string" office:string-value="'04480718001'" calcext:value-type="string">
            <text:p>'0448071800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82];&quot;'&quot;)" office:value-type="string" office:string-value="'999371614'" calcext:value-type="string">
            <text:p>'99937161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82];&quot;'&quot;)" office:value-type="string" office:string-value="'04480718001'" calcext:value-type="string">
            <text:p>'0448071800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2];&quot;'&quot;)" office:value-type="string" office:string-value="'999371614'" calcext:value-type="string">
            <text:p>'99937161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134784</text:p>
          </table:table-cell>
          <table:table-cell table:number-columns-repeated="2" table:style-name="ce17" office:value-type="string" calcext:value-type="string">
            <text:p>01093384050</text:p>
          </table:table-cell>
          <table:table-cell table:style-name="ce13" office:value-type="string" calcext:value-type="string">
            <text:p>02846687021</text:p>
          </table:table-cell>
          <table:table-cell table:style-name="ce20" office:value-type="string" calcext:value-type="string">
            <text:p>Cadastro com ctt em aberto com divida antiga, o outro somente compra à vista, pelo whats celular é do cad do ctt em aberto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1093384050, 02846687021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3];&quot;'&quot;)" office:value-type="string" office:string-value="'02846687021'" calcext:value-type="string">
            <text:p>'0284668702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83];&quot;'&quot;)" office:value-type="string" office:string-value="'996134784'" calcext:value-type="string">
            <text:p>'99613478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83];&quot;'&quot;)" office:value-type="string" office:string-value="'02846687021'" calcext:value-type="string">
            <text:p>'0284668702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3];&quot;'&quot;)" office:value-type="string" office:string-value="'996134784'" calcext:value-type="string">
            <text:p>'99613478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622333</text:p>
          </table:table-cell>
          <table:table-cell table:number-columns-repeated="2" table:style-name="ce17" office:value-type="string" calcext:value-type="string">
            <text:p>03546930002</text:p>
          </table:table-cell>
          <table:table-cell table:style-name="ce13" office:value-type="string" calcext:value-type="string">
            <text:p>03290684075</text:p>
          </table:table-cell>
          <table:table-cell table:style-name="ce17" office:value-type="string" calcext:value-type="string">
            <text:p>Telefone é do cad com ctt em aberto confirmado pela agenda de cobrança</text:p>
          </table:table-cell>
          <table:table-cell office:value-type="string" calcext:value-type="string">
            <text:p>DELTASUL 07 - TRES PASSOS</text:p>
          </table:table-cell>
          <table:table-cell table:style-name="ce37" office:value-type="string" calcext:value-type="string">
            <text:p>03290684075, 03546930002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4];&quot;'&quot;)" office:value-type="string" office:string-value="'03290684075'" calcext:value-type="string">
            <text:p>'03290684075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84];&quot;'&quot;)" office:value-type="string" office:string-value="'999622333'" calcext:value-type="string">
            <text:p>'99962233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84];&quot;'&quot;)" office:value-type="string" office:string-value="'03290684075'" calcext:value-type="string">
            <text:p>'0329068407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4];&quot;'&quot;)" office:value-type="string" office:string-value="'999622333'" calcext:value-type="string">
            <text:p>'99962233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600502</text:p>
          </table:table-cell>
          <table:table-cell table:number-columns-repeated="2" table:style-name="ce17" office:value-type="string" calcext:value-type="string">
            <text:p>05018588063</text:p>
          </table:table-cell>
          <table:table-cell table:style-name="ce13" office:value-type="string" calcext:value-type="string">
            <text:p>97341665068</text:p>
          </table:table-cell>
          <table:table-cell table:style-name="ce17" office:value-type="string" calcext:value-type="string">
            <text:p>Nora e sogra, tel da nora que tem contrato em aberto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5018588063, 97341665068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5];&quot;'&quot;)" office:value-type="string" office:string-value="'97341665068'" calcext:value-type="string">
            <text:p>'97341665068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85];&quot;'&quot;)" office:value-type="string" office:string-value="'999600502'" calcext:value-type="string">
            <text:p>'99960050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85];&quot;'&quot;)" office:value-type="string" office:string-value="'97341665068'" calcext:value-type="string">
            <text:p>'97341665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5];&quot;'&quot;)" office:value-type="string" office:string-value="'999600502'" calcext:value-type="string">
            <text:p>'99960050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1103899</text:p>
          </table:table-cell>
          <table:table-cell table:number-columns-repeated="2" table:style-name="ce17" office:value-type="string" calcext:value-type="string">
            <text:p>66324785068</text:p>
          </table:table-cell>
          <table:table-cell table:style-name="ce13" office:value-type="string" calcext:value-type="string">
            <text:p>68453833087</text:p>
          </table:table-cell>
          <table:table-cell table:style-name="ce17" office:value-type="string" calcext:value-type="string">
            <text:p>Cadastro atualizado em 01/2022, o outro cad antigo com compra à vista de 02/2014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66324785068, 68453833087</text:p>
          </table:table-cell>
          <table:table-cell office:value-type="string" calcext:value-type="string">
            <text:p>DELTASUL 07 - TRES PASSOS, DELTASUL 66 - ALEGRETE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6];&quot;'&quot;)" office:value-type="string" office:string-value="'68453833087'" calcext:value-type="string">
            <text:p>'6845383308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86];&quot;'&quot;)" office:value-type="string" office:string-value="'981103899'" calcext:value-type="string">
            <text:p>'98110389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86];&quot;'&quot;)" office:value-type="string" office:string-value="'68453833087'" calcext:value-type="string">
            <text:p>'68453833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6];&quot;'&quot;)" office:value-type="string" office:string-value="'981103899'" calcext:value-type="string">
            <text:p>'98110389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2174735</text:p>
          </table:table-cell>
          <table:table-cell office:value-type="float" office:value="17422949015" calcext:value-type="float">
            <text:p>17422949015</text:p>
          </table:table-cell>
          <table:table-cell office:value-type="float" office:value="95422676068" calcext:value-type="float">
            <text:p>95422676068</text:p>
          </table:table-cell>
          <table:table-cell table:style-name="ce11" office:value-type="float" office:value="17422949015" calcext:value-type="float">
            <text:p>17422949015</text:p>
          </table:table-cell>
          <table:table-cell table:style-name="ce31" office:value-type="string" calcext:value-type="string">
            <text:p>São cônjuges, usam o mesmo celular, deixei na referência o celular que vai ser excluido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17422949015, 95422676068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7];&quot;'&quot;)" office:value-type="string" office:string-value="'17422949015'" calcext:value-type="string">
            <text:p>'17422949015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87];&quot;'&quot;)" office:value-type="string" office:string-value="'992174735'" calcext:value-type="string">
            <text:p>'99217473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87];&quot;'&quot;)" office:value-type="string" office:string-value="'17422949015'" calcext:value-type="string">
            <text:p>'17422949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7];&quot;'&quot;)" office:value-type="string" office:string-value="'992174735'" calcext:value-type="string">
            <text:p>'99217473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008541</text:p>
          </table:table-cell>
          <table:table-cell table:style-name="ce17" office:value-type="string" calcext:value-type="string">
            <text:p>72472316020</text:p>
          </table:table-cell>
          <table:table-cell table:style-name="ce17"/>
          <table:table-cell table:style-name="ce12" office:value-type="string" calcext:value-type="string">
            <text:p>05124105003/<text:span text:style-name="T1">72472316020</text:span></text:p>
          </table:table-cell>
          <table:table-cell table:style-name="ce36" office:value-type="string" calcext:value-type="string">
            <text:p>Celular não é de nenhum dos cadastros , confirmei celular novo com cjg do cad com ctt em aberto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5124105003, 72472316020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8];&quot;'&quot;)" office:value-type="string" office:string-value="'05124105003/72472316020'" calcext:value-type="string">
            <text:p>'05124105003/7247231602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88];&quot;'&quot;)" office:value-type="string" office:string-value="'997008541'" calcext:value-type="string">
            <text:p>'99700854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88];&quot;'&quot;)" office:value-type="string" office:string-value="'05124105003/72472316020'" calcext:value-type="string">
            <text:p>'05124105003/72472316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8];&quot;'&quot;)" office:value-type="string" office:string-value="'997008541'" calcext:value-type="string">
            <text:p>'99700854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210674</text:p>
          </table:table-cell>
          <table:table-cell table:number-columns-repeated="2" table:style-name="ce17" office:value-type="string" calcext:value-type="string">
            <text:p>02287019022</text:p>
          </table:table-cell>
          <table:table-cell table:style-name="ce13" office:value-type="string" calcext:value-type="string">
            <text:p>74457756091</text:p>
          </table:table-cell>
          <table:table-cell table:style-name="ce17" office:value-type="string" calcext:value-type="string">
            <text:p>São cônjuges, celular do cad com ctt em aberto, confirmado pela agenda cobrança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2287019022, 74457756091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89];&quot;'&quot;)" office:value-type="string" office:string-value="'74457756091'" calcext:value-type="string">
            <text:p>'7445775609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89];&quot;'&quot;)" office:value-type="string" office:string-value="'999210674'" calcext:value-type="string">
            <text:p>'99921067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89];&quot;'&quot;)" office:value-type="string" office:string-value="'74457756091'" calcext:value-type="string">
            <text:p>'74457756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89];&quot;'&quot;)" office:value-type="string" office:string-value="'999210674'" calcext:value-type="string">
            <text:p>'99921067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259303</text:p>
          </table:table-cell>
          <table:table-cell table:style-name="ce17" office:value-type="string" calcext:value-type="string">
            <text:p>98576593068</text:p>
          </table:table-cell>
          <table:table-cell table:style-name="ce17" office:value-type="string" calcext:value-type="string">
            <text:p>96977388072</text:p>
          </table:table-cell>
          <table:table-cell table:style-name="ce12" office:value-type="string" calcext:value-type="string">
            <text:p>98576593068</text:p>
          </table:table-cell>
          <table:table-cell table:style-name="ce20" office:value-type="string" calcext:value-type="string">
            <text:p>São cônjuges, celular do cad que não tem ctt em aberto, confirmado pela chave pix e agenda de cobranç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96977388072, 98576593068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0];&quot;'&quot;)" office:value-type="string" office:string-value="'98576593068'" calcext:value-type="string">
            <text:p>'98576593068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90];&quot;'&quot;)" office:value-type="string" office:string-value="'999259303'" calcext:value-type="string">
            <text:p>'99925930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90];&quot;'&quot;)" office:value-type="string" office:string-value="'98576593068'" calcext:value-type="string">
            <text:p>'98576593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0];&quot;'&quot;)" office:value-type="string" office:string-value="'999259303'" calcext:value-type="string">
            <text:p>'99925930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513664</text:p>
          </table:table-cell>
          <table:table-cell table:number-columns-repeated="2" table:style-name="ce17" office:value-type="string" calcext:value-type="string">
            <text:p>97780537072</text:p>
          </table:table-cell>
          <table:table-cell table:style-name="ce13" office:value-type="string" calcext:value-type="string">
            <text:p>03539044060</text:p>
          </table:table-cell>
          <table:table-cell table:style-name="ce17" office:value-type="string" calcext:value-type="string">
            <text:p>Cadastro atualizado em 11/2022, o outro cad antigo de 02/2014 sem compra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3539044060, 97780537072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1];&quot;'&quot;)" office:value-type="string" office:string-value="'03539044060'" calcext:value-type="string">
            <text:p>'0353904406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91];&quot;'&quot;)" office:value-type="string" office:string-value="'999513664'" calcext:value-type="string">
            <text:p>'99951366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91];&quot;'&quot;)" office:value-type="string" office:string-value="'03539044060'" calcext:value-type="string">
            <text:p>'0353904406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1];&quot;'&quot;)" office:value-type="string" office:string-value="'999513664'" calcext:value-type="string">
            <text:p>'99951366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295850</text:p>
          </table:table-cell>
          <table:table-cell table:number-columns-repeated="2" table:style-name="ce17" office:value-type="string" calcext:value-type="string">
            <text:p>00585690065</text:p>
          </table:table-cell>
          <table:table-cell table:style-name="ce29" office:value-type="string" calcext:value-type="string">
            <text:p>77709470068</text:p>
          </table:table-cell>
          <table:table-cell table:style-name="ce17" office:value-type="string" calcext:value-type="string">
            <text:p>Mãe e filha, celular da filha confirmado pela agenda de cobranç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0585690065, 77709470068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2];&quot;'&quot;)" office:value-type="string" office:string-value="'77709470068'" calcext:value-type="string">
            <text:p>'77709470068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92];&quot;'&quot;)" office:value-type="string" office:string-value="'996295850'" calcext:value-type="string">
            <text:p>'99629585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92];&quot;'&quot;)" office:value-type="string" office:string-value="'77709470068'" calcext:value-type="string">
            <text:p>'77709470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2];&quot;'&quot;)" office:value-type="string" office:string-value="'996295850'" calcext:value-type="string">
            <text:p>'99629585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671586</text:p>
          </table:table-cell>
          <table:table-cell table:number-columns-repeated="2" table:style-name="ce17" office:value-type="string" calcext:value-type="string">
            <text:p>89481704068</text:p>
          </table:table-cell>
          <table:table-cell table:style-name="ce13" office:value-type="string" calcext:value-type="string">
            <text:p>89191129087</text:p>
          </table:table-cell>
          <table:table-cell table:style-name="ce20" office:value-type="string" calcext:value-type="string">
            <text:p>São irmas, cadastro atualizado 11/2022, o outro cad somente compra a vista de 08/2021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89191129087, 89481704068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3];&quot;'&quot;)" office:value-type="string" office:string-value="'89191129087'" calcext:value-type="string">
            <text:p>'8919112908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93];&quot;'&quot;)" office:value-type="string" office:string-value="'999671586'" calcext:value-type="string">
            <text:p>'99967158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93];&quot;'&quot;)" office:value-type="string" office:string-value="'89191129087'" calcext:value-type="string">
            <text:p>'89191129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3];&quot;'&quot;)" office:value-type="string" office:string-value="'999671586'" calcext:value-type="string">
            <text:p>'99967158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657202</text:p>
          </table:table-cell>
          <table:table-cell table:number-columns-repeated="2" table:style-name="ce17" office:value-type="string" calcext:value-type="string">
            <text:p>02489741063</text:p>
          </table:table-cell>
          <table:table-cell table:style-name="ce13" office:value-type="string" calcext:value-type="string">
            <text:p>89876474049</text:p>
          </table:table-cell>
          <table:table-cell table:style-name="ce17" office:value-type="string" calcext:value-type="string">
            <text:p>Mãe e filha, celular da filh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2489741063, 89876474049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4];&quot;'&quot;)" office:value-type="string" office:string-value="'89876474049'" calcext:value-type="string">
            <text:p>'89876474049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94];&quot;'&quot;)" office:value-type="string" office:string-value="'999657202'" calcext:value-type="string">
            <text:p>'99965720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94];&quot;'&quot;)" office:value-type="string" office:string-value="'89876474049'" calcext:value-type="string">
            <text:p>'89876474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4];&quot;'&quot;)" office:value-type="string" office:string-value="'999657202'" calcext:value-type="string">
            <text:p>'99965720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660397</text:p>
          </table:table-cell>
          <table:table-cell table:number-columns-repeated="2" table:style-name="ce17" office:value-type="string" calcext:value-type="string">
            <text:p>03284432043</text:p>
          </table:table-cell>
          <table:table-cell table:style-name="ce13" office:value-type="string" calcext:value-type="string">
            <text:p>99106841015</text:p>
          </table:table-cell>
          <table:table-cell table:style-name="ce17" office:value-type="string" calcext:value-type="string">
            <text:p>Mãe e filha, celular da filha , confirmado pelo whats e agenda de cobrança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3284432043, 99106841015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5];&quot;'&quot;)" office:value-type="string" office:string-value="'99106841015'" calcext:value-type="string">
            <text:p>'99106841015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95];&quot;'&quot;)" office:value-type="string" office:string-value="'999660397'" calcext:value-type="string">
            <text:p>'99966039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95];&quot;'&quot;)" office:value-type="string" office:string-value="'99106841015'" calcext:value-type="string">
            <text:p>'99106841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5];&quot;'&quot;)" office:value-type="string" office:string-value="'999660397'" calcext:value-type="string">
            <text:p>'99966039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508838</text:p>
          </table:table-cell>
          <table:table-cell table:number-columns-repeated="2" table:style-name="ce17" office:value-type="string" calcext:value-type="string">
            <text:p>00509265006</text:p>
          </table:table-cell>
          <table:table-cell table:style-name="ce13" office:value-type="string" calcext:value-type="string">
            <text:p>24768979068</text:p>
          </table:table-cell>
          <table:table-cell table:style-name="ce20" office:value-type="string" calcext:value-type="string">
            <text:p>confirmado por ligação com cjg tel do cadastro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0509265006, 24768979068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6];&quot;'&quot;)" office:value-type="string" office:string-value="'24768979068'" calcext:value-type="string">
            <text:p>'24768979068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96];&quot;'&quot;)" office:value-type="string" office:string-value="'991508838'" calcext:value-type="string">
            <text:p>'99150883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96];&quot;'&quot;)" office:value-type="string" office:string-value="'24768979068'" calcext:value-type="string">
            <text:p>'24768979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6];&quot;'&quot;)" office:value-type="string" office:string-value="'991508838'" calcext:value-type="string">
            <text:p>'99150883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710806</text:p>
          </table:table-cell>
          <table:table-cell table:number-columns-repeated="2" table:style-name="ce17" office:value-type="string" calcext:value-type="string">
            <text:p>92040730044</text:p>
          </table:table-cell>
          <table:table-cell table:style-name="ce13" office:value-type="string" calcext:value-type="string">
            <text:p>69022828034</text:p>
          </table:table-cell>
          <table:table-cell table:style-name="ce20" office:value-type="string" calcext:value-type="string">
            <text:p>celular é do cad que tem ctt em aberto confirmado pela agenda cobrança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69022828034, 92040730044</text:p>
          </table:table-cell>
          <table:table-cell office:value-type="string" calcext:value-type="string">
            <text:p>DELTASUL 15 - SANTA ROSA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7];&quot;'&quot;)" office:value-type="string" office:string-value="'69022828034'" calcext:value-type="string">
            <text:p>'6902282803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97];&quot;'&quot;)" office:value-type="string" office:string-value="'999710806'" calcext:value-type="string">
            <text:p>'99971080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97];&quot;'&quot;)" office:value-type="string" office:string-value="'69022828034'" calcext:value-type="string">
            <text:p>'69022828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7];&quot;'&quot;)" office:value-type="string" office:string-value="'999710806'" calcext:value-type="string">
            <text:p>'99971080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117367</text:p>
          </table:table-cell>
          <table:table-cell table:number-columns-repeated="2" table:style-name="ce17" office:value-type="string" calcext:value-type="string">
            <text:p>00753064090</text:p>
          </table:table-cell>
          <table:table-cell table:style-name="ce13" office:value-type="string" calcext:value-type="string">
            <text:p>00198743084</text:p>
          </table:table-cell>
          <table:table-cell table:style-name="ce17" office:value-type="string" calcext:value-type="string">
            <text:p>São cônjuges, pelo whats e agenda de cobrança verifiquei que usam o mesmo celular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0198743084, 00753064090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8];&quot;'&quot;)" office:value-type="string" office:string-value="'00198743084'" calcext:value-type="string">
            <text:p>'0019874308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98];&quot;'&quot;)" office:value-type="string" office:string-value="'996117367'" calcext:value-type="string">
            <text:p>'99611736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98];&quot;'&quot;)" office:value-type="string" office:string-value="'00198743084'" calcext:value-type="string">
            <text:p>'0019874308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8];&quot;'&quot;)" office:value-type="string" office:string-value="'996117367'" calcext:value-type="string">
            <text:p>'99611736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763655</text:p>
          </table:table-cell>
          <table:table-cell table:number-columns-repeated="2" table:style-name="ce17" office:value-type="string" calcext:value-type="string">
            <text:p>04817805056</text:p>
          </table:table-cell>
          <table:table-cell table:style-name="ce13" office:value-type="string" calcext:value-type="string">
            <text:p>01513820001</text:p>
          </table:table-cell>
          <table:table-cell table:style-name="ce17" office:value-type="string" calcext:value-type="string">
            <text:p>Cadastro atualizado em 11/2022, o outro cad antigo com compra à vista de 07/2015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1513820001, 04817805056</text:p>
          </table:table-cell>
          <table:table-cell office:value-type="string" calcext:value-type="string">
            <text:p>DELTASUL 121 - SANTO ANGELO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99];&quot;'&quot;)" office:value-type="string" office:string-value="'01513820001'" calcext:value-type="string">
            <text:p>'0151382000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99];&quot;'&quot;)" office:value-type="string" office:string-value="'996763655'" calcext:value-type="string">
            <text:p>'99676365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99];&quot;'&quot;)" office:value-type="string" office:string-value="'01513820001'" calcext:value-type="string">
            <text:p>'0151382000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99];&quot;'&quot;)" office:value-type="string" office:string-value="'996763655'" calcext:value-type="string">
            <text:p>'99676365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150274</text:p>
          </table:table-cell>
          <table:table-cell table:style-name="ce17" office:value-type="string" calcext:value-type="string">
            <text:p>97719048091</text:p>
          </table:table-cell>
          <table:table-cell table:style-name="ce17" office:value-type="string" calcext:value-type="string">
            <text:p>83932801091</text:p>
          </table:table-cell>
          <table:table-cell table:style-name="ce12" office:value-type="string" calcext:value-type="string">
            <text:p>97719048091</text:p>
          </table:table-cell>
          <table:table-cell table:style-name="ce17" office:value-type="string" calcext:value-type="string">
            <text:p>celular é do cadastro sem ctt em aberto confirmado por ligação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83932801091, 97719048091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0];&quot;'&quot;)" office:value-type="string" office:string-value="'97719048091'" calcext:value-type="string">
            <text:p>'9771904809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00];&quot;'&quot;)" office:value-type="string" office:string-value="'996150274'" calcext:value-type="string">
            <text:p>'99615027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00];&quot;'&quot;)" office:value-type="string" office:string-value="'97719048091'" calcext:value-type="string">
            <text:p>'97719048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0];&quot;'&quot;)" office:value-type="string" office:string-value="'996150274'" calcext:value-type="string">
            <text:p>'99615027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238110</text:p>
          </table:table-cell>
          <table:table-cell office:value-type="float" office:value="29054796049" calcext:value-type="float">
            <text:p>29054796049</text:p>
          </table:table-cell>
          <table:table-cell office:value-type="float" office:value="51510812091" calcext:value-type="float">
            <text:p>51510812091</text:p>
          </table:table-cell>
          <table:table-cell table:style-name="ce11" office:value-type="float" office:value="29054796049" calcext:value-type="float">
            <text:p>29054796049</text:p>
          </table:table-cell>
          <table:table-cell table:style-name="ce31" office:value-type="string" calcext:value-type="string">
            <text:p>São cônjuges, ambos com contrato em aberto, confirmado por ligação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29054796049, 51510812091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1];&quot;'&quot;)" office:value-type="string" office:string-value="'29054796049'" calcext:value-type="string">
            <text:p>'29054796049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01];&quot;'&quot;)" office:value-type="string" office:string-value="'996238110'" calcext:value-type="string">
            <text:p>'99623811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01];&quot;'&quot;)" office:value-type="string" office:string-value="'29054796049'" calcext:value-type="string">
            <text:p>'29054796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1];&quot;'&quot;)" office:value-type="string" office:string-value="'996238110'" calcext:value-type="string">
            <text:p>'99623811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501434</text:p>
          </table:table-cell>
          <table:table-cell table:style-name="ce17" office:value-type="string" calcext:value-type="string">
            <text:p>31037674049</text:p>
          </table:table-cell>
          <table:table-cell table:style-name="ce17" office:value-type="string" calcext:value-type="string">
            <text:p><text:s/>31037674049</text:p>
          </table:table-cell>
          <table:table-cell table:style-name="ce13" office:value-type="string" calcext:value-type="string">
            <text:p>00534163092</text:p>
          </table:table-cell>
          <table:table-cell table:style-name="ce17" office:value-type="string" calcext:value-type="string">
            <text:p>Eram cônjuges, clt com ctt em aberto na lista de falecidos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0534163092, 31037674049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2];&quot;'&quot;)" office:value-type="string" office:string-value="'00534163092'" calcext:value-type="string">
            <text:p>'0053416309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02];&quot;'&quot;)" office:value-type="string" office:string-value="'996501434'" calcext:value-type="string">
            <text:p>'99650143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02];&quot;'&quot;)" office:value-type="string" office:string-value="'00534163092'" calcext:value-type="string">
            <text:p>'0053416309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2];&quot;'&quot;)" office:value-type="string" office:string-value="'996501434'" calcext:value-type="string">
            <text:p>'99650143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683529</text:p>
          </table:table-cell>
          <table:table-cell table:number-columns-repeated="2" table:style-name="ce17" office:value-type="string" calcext:value-type="string">
            <text:p>61684929091</text:p>
          </table:table-cell>
          <table:table-cell table:style-name="ce13" office:value-type="string" calcext:value-type="string">
            <text:p>03420638043</text:p>
          </table:table-cell>
          <table:table-cell table:style-name="ce20" office:value-type="string" calcext:value-type="string">
            <text:p>Cadastro com ctt em aberto é divida de 2018 mas teve uma compra à 01/2022, o outo cadastro sem compra de 2015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3420638043, 61684929091</text:p>
          </table:table-cell>
          <table:table-cell office:value-type="string" calcext:value-type="string">
            <text:p>DELTASUL 45 - PASSO FUNDO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3];&quot;'&quot;)" office:value-type="string" office:string-value="'03420638043'" calcext:value-type="string">
            <text:p>'03420638043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03];&quot;'&quot;)" office:value-type="string" office:string-value="'999683529'" calcext:value-type="string">
            <text:p>'99968352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03];&quot;'&quot;)" office:value-type="string" office:string-value="'03420638043'" calcext:value-type="string">
            <text:p>'0342063804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3];&quot;'&quot;)" office:value-type="string" office:string-value="'999683529'" calcext:value-type="string">
            <text:p>'99968352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202722</text:p>
          </table:table-cell>
          <table:table-cell table:style-name="ce17" office:value-type="string" calcext:value-type="string">
            <text:p>42029406015</text:p>
          </table:table-cell>
          <table:table-cell table:style-name="ce17" office:value-type="string" calcext:value-type="string">
            <text:p>00682792055</text:p>
          </table:table-cell>
          <table:table-cell table:style-name="ce12" office:value-type="string" calcext:value-type="string">
            <text:p>42029406015</text:p>
          </table:table-cell>
          <table:table-cell table:style-name="ce17" office:value-type="string" calcext:value-type="string">
            <text:p>celular é do cad que não tem ctt em aberto, confirmado pelo whats e agenda cobrança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0682792055, 42029406015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4];&quot;'&quot;)" office:value-type="string" office:string-value="'42029406015'" calcext:value-type="string">
            <text:p>'42029406015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04];&quot;'&quot;)" office:value-type="string" office:string-value="'999202722'" calcext:value-type="string">
            <text:p>'99920272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04];&quot;'&quot;)" office:value-type="string" office:string-value="'42029406015'" calcext:value-type="string">
            <text:p>'42029406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4];&quot;'&quot;)" office:value-type="string" office:string-value="'999202722'" calcext:value-type="string">
            <text:p>'99920272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391140</text:p>
          </table:table-cell>
          <table:table-cell table:number-columns-repeated="2" table:style-name="ce17" office:value-type="string" calcext:value-type="string">
            <text:p>27489230063</text:p>
          </table:table-cell>
          <table:table-cell table:style-name="ce13" office:value-type="string" calcext:value-type="string">
            <text:p>00008097054</text:p>
          </table:table-cell>
          <table:table-cell table:style-name="ce17" office:value-type="string" calcext:value-type="string">
            <text:p>São cônjuges, tel é do cad que tem ctt em aberto confirmado pela agenda cobrança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0008097054, 27489230063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5];&quot;'&quot;)" office:value-type="string" office:string-value="'00008097054'" calcext:value-type="string">
            <text:p>'0000809705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05];&quot;'&quot;)" office:value-type="string" office:string-value="'999391140'" calcext:value-type="string">
            <text:p>'999391140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05];&quot;'&quot;)" office:value-type="string" office:string-value="'00008097054'" calcext:value-type="string">
            <text:p>'0000809705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5];&quot;'&quot;)" office:value-type="string" office:string-value="'999391140'" calcext:value-type="string">
            <text:p>'999391140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596062</text:p>
          </table:table-cell>
          <table:table-cell table:number-columns-repeated="2" table:style-name="ce17" office:value-type="string" calcext:value-type="string">
            <text:p>44644809004</text:p>
          </table:table-cell>
          <table:table-cell table:style-name="ce13" office:value-type="string" calcext:value-type="string">
            <text:p>02398606082</text:p>
          </table:table-cell>
          <table:table-cell table:style-name="ce20" office:value-type="string" calcext:value-type="string">
            <text:p>cel do cad com ctt em aberto, o outro é um cad antigo com uma compra à vista de 08/2018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2398606082, 44644809004</text:p>
          </table:table-cell>
          <table:table-cell office:value-type="string" calcext:value-type="string">
            <text:p>DELTASUL 66 - ALEGRETE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6];&quot;'&quot;)" office:value-type="string" office:string-value="'02398606082'" calcext:value-type="string">
            <text:p>'0239860608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06];&quot;'&quot;)" office:value-type="string" office:string-value="'996596062'" calcext:value-type="string">
            <text:p>'99659606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06];&quot;'&quot;)" office:value-type="string" office:string-value="'02398606082'" calcext:value-type="string">
            <text:p>'0239860608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6];&quot;'&quot;)" office:value-type="string" office:string-value="'996596062'" calcext:value-type="string">
            <text:p>'99659606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232506</text:p>
          </table:table-cell>
          <table:table-cell table:number-columns-repeated="2" table:style-name="ce17" office:value-type="string" calcext:value-type="string">
            <text:p>45467439049</text:p>
          </table:table-cell>
          <table:table-cell table:style-name="ce32" office:value-type="string" calcext:value-type="string">
            <text:p>88888888020</text:p>
          </table:table-cell>
          <table:table-cell table:style-name="ce20" office:value-type="string" calcext:value-type="string">
            <text:p>Celular do cad com ctt em aberto confirmado pela agenda de cobranç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45467439049, 88888888020</text:p>
          </table:table-cell>
          <table:table-cell office:value-type="string" calcext:value-type="string">
            <text:p>DELTASUL 07 - TRES PASSOS, DELTASUL 102 - QUARAI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7];&quot;'&quot;)" office:value-type="string" office:string-value="'88888888020'" calcext:value-type="string">
            <text:p>'8888888802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07];&quot;'&quot;)" office:value-type="string" office:string-value="'997232506'" calcext:value-type="string">
            <text:p>'99723250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07];&quot;'&quot;)" office:value-type="string" office:string-value="'88888888020'" calcext:value-type="string">
            <text:p>'88888888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7];&quot;'&quot;)" office:value-type="string" office:string-value="'997232506'" calcext:value-type="string">
            <text:p>'99723250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4 <text:s text:c="2"/></text:p>
          </table:table-cell>
          <table:table-cell table:style-name="ce1" office:value-type="string" calcext:value-type="string">
            <text:p>999365914</text:p>
          </table:table-cell>
          <table:table-cell table:number-columns-repeated="2" table:style-name="ce17" office:value-type="string" calcext:value-type="string">
            <text:p>00704529033</text:p>
          </table:table-cell>
          <table:table-cell table:style-name="ce13" office:value-type="string" calcext:value-type="string">
            <text:p>31212719034</text:p>
          </table:table-cell>
          <table:table-cell table:style-name="ce20" office:value-type="string" calcext:value-type="string">
            <text:p>Celular do cad com ctt em aberto confirmado pela agenda de cobrança, o outro cad antigo com uma compra a vista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0704529033, 31212719034</text:p>
          </table:table-cell>
          <table:table-cell office:value-type="string" calcext:value-type="string">
            <text:p>DELTASUL 07 - TRES PASSOS, DELTASUL 106 - VACARI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8];&quot;'&quot;)" office:value-type="string" office:string-value="'31212719034'" calcext:value-type="string">
            <text:p>'3121271903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08];&quot;'&quot;)" office:value-type="string" office:string-value="'999365914'" calcext:value-type="string">
            <text:p>'99936591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08];&quot;'&quot;)" office:value-type="string" office:string-value="'31212719034'" calcext:value-type="string">
            <text:p>'31212719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8];&quot;'&quot;)" office:value-type="string" office:string-value="'999365914'" calcext:value-type="string">
            <text:p>'99936591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763833</text:p>
          </table:table-cell>
          <table:table-cell table:number-columns-repeated="2" table:style-name="ce17" office:value-type="string" calcext:value-type="string">
            <text:p>03029372006</text:p>
          </table:table-cell>
          <table:table-cell table:style-name="ce13" office:value-type="string" calcext:value-type="string">
            <text:p>02311883070</text:p>
          </table:table-cell>
          <table:table-cell table:style-name="ce17" office:value-type="string" calcext:value-type="string">
            <text:p>São cônjuges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2311883070, 03029372006</text:p>
          </table:table-cell>
          <table:table-cell office:value-type="string" calcext:value-type="string">
            <text:p>DELTASUL 93 - MONTENEGRO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09];&quot;'&quot;)" office:value-type="string" office:string-value="'02311883070'" calcext:value-type="string">
            <text:p>'0231188307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09];&quot;'&quot;)" office:value-type="string" office:string-value="'996763833'" calcext:value-type="string">
            <text:p>'99676383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09];&quot;'&quot;)" office:value-type="string" office:string-value="'02311883070'" calcext:value-type="string">
            <text:p>'0231188307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09];&quot;'&quot;)" office:value-type="string" office:string-value="'996763833'" calcext:value-type="string">
            <text:p>'99676383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246336</text:p>
          </table:table-cell>
          <table:table-cell table:number-columns-repeated="2" table:style-name="ce17" office:value-type="string" calcext:value-type="string">
            <text:p>61683400097</text:p>
          </table:table-cell>
          <table:table-cell table:style-name="ce13" office:value-type="string" calcext:value-type="string">
            <text:p>40411176072</text:p>
          </table:table-cell>
          <table:table-cell table:style-name="ce17" office:value-type="string" calcext:value-type="string">
            <text:p>Cadastro atualizado em 10/2022, o outro cad antigo 01/2018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40411176072, 61683400097</text:p>
          </table:table-cell>
          <table:table-cell office:value-type="string" calcext:value-type="string">
            <text:p>DELTASUL 119 - SANTANA DO LIVRAMENTO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0];&quot;'&quot;)" office:value-type="string" office:string-value="'40411176072'" calcext:value-type="string">
            <text:p>'4041117607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10];&quot;'&quot;)" office:value-type="string" office:string-value="'984246336'" calcext:value-type="string">
            <text:p>'98424633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10];&quot;'&quot;)" office:value-type="string" office:string-value="'40411176072'" calcext:value-type="string">
            <text:p>'40411176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0];&quot;'&quot;)" office:value-type="string" office:string-value="'984246336'" calcext:value-type="string">
            <text:p>'98424633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211012</text:p>
          </table:table-cell>
          <table:table-cell table:number-columns-repeated="2" table:style-name="ce17" office:value-type="string" calcext:value-type="string">
            <text:p>00981458009</text:p>
          </table:table-cell>
          <table:table-cell table:style-name="ce13" office:value-type="string" calcext:value-type="string">
            <text:p>42966809000</text:p>
          </table:table-cell>
          <table:table-cell table:style-name="ce17" office:value-type="string" calcext:value-type="string">
            <text:p>Cadastro atualizado em 10/2022, o outro cad antigo com compra à vista de 01/2014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0981458009, 42966809000</text:p>
          </table:table-cell>
          <table:table-cell office:value-type="string" calcext:value-type="string">
            <text:p>DELTASUL 07 - TRES PASSOS, DELTASUL 39 - HORIZONTIN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1];&quot;'&quot;)" office:value-type="string" office:string-value="'42966809000'" calcext:value-type="string">
            <text:p>'4296680900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11];&quot;'&quot;)" office:value-type="string" office:string-value="'999211012'" calcext:value-type="string">
            <text:p>'99921101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11];&quot;'&quot;)" office:value-type="string" office:string-value="'42966809000'" calcext:value-type="string">
            <text:p>'42966809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1];&quot;'&quot;)" office:value-type="string" office:string-value="'999211012'" calcext:value-type="string">
            <text:p>'99921101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926409</text:p>
          </table:table-cell>
          <table:table-cell table:style-name="ce17" office:value-type="string" calcext:value-type="string">
            <text:p>45468680068</text:p>
          </table:table-cell>
          <table:table-cell table:style-name="ce17" office:value-type="string" calcext:value-type="string">
            <text:p>41550587072</text:p>
          </table:table-cell>
          <table:table-cell table:style-name="ce12" office:value-type="string" calcext:value-type="string">
            <text:p>45468680068</text:p>
          </table:table-cell>
          <table:table-cell table:style-name="ce20" office:value-type="string" calcext:value-type="string">
            <text:p>confirmado pela agenda de cobrança, que cel não é do cad com ctt em aberto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41550587072, 45468680068</text:p>
          </table:table-cell>
          <table:table-cell office:value-type="string" calcext:value-type="string">
            <text:p>DELTASUL 42 - SANTIAGO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2];&quot;'&quot;)" office:value-type="string" office:string-value="'45468680068'" calcext:value-type="string">
            <text:p>'45468680068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12];&quot;'&quot;)" office:value-type="string" office:string-value="'996926409'" calcext:value-type="string">
            <text:p>'99692640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12];&quot;'&quot;)" office:value-type="string" office:string-value="'45468680068'" calcext:value-type="string">
            <text:p>'45468680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2];&quot;'&quot;)" office:value-type="string" office:string-value="'996926409'" calcext:value-type="string">
            <text:p>'99692640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350332</text:p>
          </table:table-cell>
          <table:table-cell table:number-columns-repeated="2" table:style-name="ce17" office:value-type="string" calcext:value-type="string">
            <text:p>03346586081</text:p>
          </table:table-cell>
          <table:table-cell table:style-name="ce13" office:value-type="string" calcext:value-type="string">
            <text:p>56480890078</text:p>
          </table:table-cell>
          <table:table-cell table:style-name="ce17" office:value-type="string" calcext:value-type="string">
            <text:p>Mãe e filha, celular da filha com cad atualizado em 11/2022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3346586081, 56480890078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3];&quot;'&quot;)" office:value-type="string" office:string-value="'56480890078'" calcext:value-type="string">
            <text:p>'56480890078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13];&quot;'&quot;)" office:value-type="string" office:string-value="'996350332'" calcext:value-type="string">
            <text:p>'99635033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13];&quot;'&quot;)" office:value-type="string" office:string-value="'56480890078'" calcext:value-type="string">
            <text:p>'5648089007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3];&quot;'&quot;)" office:value-type="string" office:string-value="'996350332'" calcext:value-type="string">
            <text:p>'99635033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905994</text:p>
          </table:table-cell>
          <table:table-cell table:style-name="ce17" office:value-type="string" calcext:value-type="string">
            <text:p>84332840020</text:p>
          </table:table-cell>
          <table:table-cell table:style-name="ce17"/>
          <table:table-cell table:style-name="ce12" office:value-type="string" calcext:value-type="string">
            <text:p>84332840020/03813093042</text:p>
          </table:table-cell>
          <table:table-cell table:style-name="ce20" office:value-type="string" calcext:value-type="string">
            <text:p>Celular é da cjg do cad com contrato em aberto confirmado pelo whats e agenda de cobranç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3813093042, 84332840020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4];&quot;'&quot;)" office:value-type="string" office:string-value="'84332840020/03813093042'" calcext:value-type="string">
            <text:p>'84332840020/0381309304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14];&quot;'&quot;)" office:value-type="string" office:string-value="'996905994'" calcext:value-type="string">
            <text:p>'996905994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14];&quot;'&quot;)" office:value-type="string" office:string-value="'84332840020/03813093042'" calcext:value-type="string">
            <text:p>'84332840020/0381309304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4];&quot;'&quot;)" office:value-type="string" office:string-value="'996905994'" calcext:value-type="string">
            <text:p>'996905994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029526</text:p>
          </table:table-cell>
          <table:table-cell table:number-columns-repeated="2" table:style-name="ce17" office:value-type="string" calcext:value-type="string">
            <text:p>46811494034</text:p>
          </table:table-cell>
          <table:table-cell table:style-name="ce13" office:value-type="string" calcext:value-type="string">
            <text:p>01701371049</text:p>
          </table:table-cell>
          <table:table-cell table:style-name="ce17" office:value-type="string" calcext:value-type="string">
            <text:p>Cadastro atualizado em 11/2022, o outro cad antigo com ultima compra 09/2006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1701371049, 46811494034</text:p>
          </table:table-cell>
          <table:table-cell office:value-type="string" calcext:value-type="string">
            <text:p>DELTASUL 64 - VENANCIO AIRE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5];&quot;'&quot;)" office:value-type="string" office:string-value="'01701371049'" calcext:value-type="string">
            <text:p>'01701371049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15];&quot;'&quot;)" office:value-type="string" office:string-value="'997029526'" calcext:value-type="string">
            <text:p>'99702952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15];&quot;'&quot;)" office:value-type="string" office:string-value="'01701371049'" calcext:value-type="string">
            <text:p>'01701371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5];&quot;'&quot;)" office:value-type="string" office:string-value="'997029526'" calcext:value-type="string">
            <text:p>'99702952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230841</text:p>
          </table:table-cell>
          <table:table-cell table:style-name="ce17" office:value-type="string" calcext:value-type="string">
            <text:p>19025629091</text:p>
          </table:table-cell>
          <table:table-cell table:style-name="ce17"/>
          <table:table-cell table:style-name="ce12" office:value-type="string" calcext:value-type="string">
            <text:p>19025629091/04046449020</text:p>
          </table:table-cell>
          <table:table-cell table:style-name="ce20" office:value-type="string" calcext:value-type="string">
            <text:p>Cel do cad com contrato em aberto é do filho clt que esta na lista de falecidos, o outro cad antigo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4046449020, 19025629091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6];&quot;'&quot;)" office:value-type="string" office:string-value="'19025629091/04046449020'" calcext:value-type="string">
            <text:p>'19025629091/0404644902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16];&quot;'&quot;)" office:value-type="string" office:string-value="'996230841'" calcext:value-type="string">
            <text:p>'99623084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16];&quot;'&quot;)" office:value-type="string" office:string-value="'19025629091/04046449020'" calcext:value-type="string">
            <text:p>'19025629091/04046449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6];&quot;'&quot;)" office:value-type="string" office:string-value="'996230841'" calcext:value-type="string">
            <text:p>'99623084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031529</text:p>
          </table:table-cell>
          <table:table-cell table:number-columns-repeated="2" table:style-name="ce17" office:value-type="string" calcext:value-type="string">
            <text:p>60802006000</text:p>
          </table:table-cell>
          <table:table-cell table:style-name="ce13" office:value-type="string" calcext:value-type="string">
            <text:p>22922075087</text:p>
          </table:table-cell>
          <table:table-cell table:style-name="ce17" office:value-type="string" calcext:value-type="string">
            <text:p>Celular do cad com ctt em aberto confirmado pela agenda de cobranç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22922075087, 60802006000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7];&quot;'&quot;)" office:value-type="string" office:string-value="'22922075087'" calcext:value-type="string">
            <text:p>'2292207508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17];&quot;'&quot;)" office:value-type="string" office:string-value="'999031529'" calcext:value-type="string">
            <text:p>'99903152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17];&quot;'&quot;)" office:value-type="string" office:string-value="'22922075087'" calcext:value-type="string">
            <text:p>'22922075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7];&quot;'&quot;)" office:value-type="string" office:string-value="'999031529'" calcext:value-type="string">
            <text:p>'99903152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969828</text:p>
          </table:table-cell>
          <table:table-cell table:number-columns-repeated="2" table:style-name="ce17" office:value-type="string" calcext:value-type="string">
            <text:p>02985488010</text:p>
          </table:table-cell>
          <table:table-cell table:style-name="ce13" office:value-type="string" calcext:value-type="string">
            <text:p>04039800036</text:p>
          </table:table-cell>
          <table:table-cell table:style-name="ce17" office:value-type="string" calcext:value-type="string">
            <text:p>Celular do cad com ctt em aberto confirmado pela agenda de cobranç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2985488010, 04039800036</text:p>
          </table:table-cell>
          <table:table-cell office:value-type="string" calcext:value-type="string">
            <text:p>DELTASUL 07 - TRES PASSOS, DELTASUL 56 - SANTA MARI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8];&quot;'&quot;)" office:value-type="string" office:string-value="'04039800036'" calcext:value-type="string">
            <text:p>'04039800036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18];&quot;'&quot;)" office:value-type="string" office:string-value="'999969828'" calcext:value-type="string">
            <text:p>'99996982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18];&quot;'&quot;)" office:value-type="string" office:string-value="'04039800036'" calcext:value-type="string">
            <text:p>'04039800036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8];&quot;'&quot;)" office:value-type="string" office:string-value="'999969828'" calcext:value-type="string">
            <text:p>'99996982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108873</text:p>
          </table:table-cell>
          <table:table-cell table:number-columns-repeated="2" table:style-name="ce17" office:value-type="string" calcext:value-type="string">
            <text:p>95308539049</text:p>
          </table:table-cell>
          <table:table-cell table:style-name="ce38" office:value-type="string" calcext:value-type="string">
            <text:p>61608505049/26728325000189</text:p>
          </table:table-cell>
          <table:table-cell table:style-name="ce20" office:value-type="string" calcext:value-type="string">
            <text:p>Cad do cnpj é do clt que tem contrato em aberto porem cadastro sem compra desde 2018, o terceiro cpf cad antigo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26728325000189, 61608505049, 95308539049</text:p>
          </table:table-cell>
          <table:table-cell office:value-type="string" calcext:value-type="string">
            <text:p>DELTASUL 07 - TRES PASSOS, 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19];&quot;'&quot;)" office:value-type="string" office:string-value="'61608505049/26728325000189'" calcext:value-type="string">
            <text:p>'61608505049/26728325000189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19];&quot;'&quot;)" office:value-type="string" office:string-value="'996108873'" calcext:value-type="string">
            <text:p>'99610887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19];&quot;'&quot;)" office:value-type="string" office:string-value="'61608505049/26728325000189'" calcext:value-type="string">
            <text:p>'61608505049/2672832500018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19];&quot;'&quot;)" office:value-type="string" office:string-value="'996108873'" calcext:value-type="string">
            <text:p>'99610887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1 <text:s text:c="2"/></text:p>
          </table:table-cell>
          <table:table-cell table:style-name="ce1" office:value-type="string" calcext:value-type="string">
            <text:p>999227193</text:p>
          </table:table-cell>
          <table:table-cell table:number-columns-repeated="2" table:style-name="ce17" office:value-type="string" calcext:value-type="string">
            <text:p>00623496003</text:p>
          </table:table-cell>
          <table:table-cell table:style-name="ce13" office:value-type="string" calcext:value-type="string">
            <text:p>65466411000</text:p>
          </table:table-cell>
          <table:table-cell table:style-name="ce20" office:value-type="string" calcext:value-type="string">
            <text:p>Celular do cad com ctt em aberto confirmado pela agenda de cobrança, o outro cad antigo sem compr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0623496003, 65466411000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0];&quot;'&quot;)" office:value-type="string" office:string-value="'65466411000'" calcext:value-type="string">
            <text:p>'6546641100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20];&quot;'&quot;)" office:value-type="string" office:string-value="'999227193'" calcext:value-type="string">
            <text:p>'99922719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20];&quot;'&quot;)" office:value-type="string" office:string-value="'65466411000'" calcext:value-type="string">
            <text:p>'65466411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0];&quot;'&quot;)" office:value-type="string" office:string-value="'999227193'" calcext:value-type="string">
            <text:p>'99922719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313018</text:p>
          </table:table-cell>
          <table:table-cell table:number-columns-repeated="2" table:style-name="ce17" office:value-type="string" calcext:value-type="string">
            <text:p>96710713091</text:p>
          </table:table-cell>
          <table:table-cell table:style-name="ce13" office:value-type="string" calcext:value-type="string">
            <text:p>03102080090</text:p>
          </table:table-cell>
          <table:table-cell table:style-name="ce17" office:value-type="string" calcext:value-type="string">
            <text:p>Celular do cad com ctt em aberto confirmado pelo whats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3102080090, 96710713091</text:p>
          </table:table-cell>
          <table:table-cell office:value-type="string" calcext:value-type="string">
            <text:p>DELTASUL 103 - ROSARIO DO SUL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1];&quot;'&quot;)" office:value-type="string" office:string-value="'03102080090'" calcext:value-type="string">
            <text:p>'0310208009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21];&quot;'&quot;)" office:value-type="string" office:string-value="'997313018'" calcext:value-type="string">
            <text:p>'99731301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21];&quot;'&quot;)" office:value-type="string" office:string-value="'03102080090'" calcext:value-type="string">
            <text:p>'0310208009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1];&quot;'&quot;)" office:value-type="string" office:string-value="'997313018'" calcext:value-type="string">
            <text:p>'99731301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1324899</text:p>
          </table:table-cell>
          <table:table-cell table:style-name="ce17" office:value-type="string" calcext:value-type="string">
            <text:p>75969106020</text:p>
          </table:table-cell>
          <table:table-cell table:style-name="ce17" office:value-type="string" calcext:value-type="string">
            <text:p>36942375004</text:p>
          </table:table-cell>
          <table:table-cell table:style-name="ce12" office:value-type="string" calcext:value-type="string">
            <text:p>75969106020/98111610000167</text:p>
          </table:table-cell>
          <table:table-cell table:style-name="ce20" office:value-type="string" calcext:value-type="string">
            <text:p>São cônjuges,e celuluar é do clt do cpf sem ctt em aberto, confirmado pela agenda e whats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36942375004, 75969106020, 98111610000167</text:p>
          </table:table-cell>
          <table:table-cell office:value-type="string" calcext:value-type="string">
            <text:p>DELTASUL 07 - TRES PASSOS, 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2];&quot;'&quot;)" office:value-type="string" office:string-value="'75969106020/98111610000167'" calcext:value-type="string">
            <text:p>'75969106020/9811161000016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22];&quot;'&quot;)" office:value-type="string" office:string-value="'981324899'" calcext:value-type="string">
            <text:p>'98132489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22];&quot;'&quot;)" office:value-type="string" office:string-value="'75969106020/98111610000167'" calcext:value-type="string">
            <text:p>'75969106020/9811161000016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2];&quot;'&quot;)" office:value-type="string" office:string-value="'981324899'" calcext:value-type="string">
            <text:p>'98132489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574521</text:p>
          </table:table-cell>
          <table:table-cell table:number-columns-repeated="2" table:style-name="ce17" office:value-type="string" calcext:value-type="string">
            <text:p>39709248049</text:p>
          </table:table-cell>
          <table:table-cell table:style-name="ce13" office:value-type="string" calcext:value-type="string">
            <text:p>49304020000</text:p>
          </table:table-cell>
          <table:table-cell table:style-name="ce17" office:value-type="string" calcext:value-type="string">
            <text:p>São cônjuges, celular do cad com ctt em aberto, confirmado pela agenda cobrança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39709248049, 49304020000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3];&quot;'&quot;)" office:value-type="string" office:string-value="'49304020000'" calcext:value-type="string">
            <text:p>'4930402000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23];&quot;'&quot;)" office:value-type="string" office:string-value="'999574521'" calcext:value-type="string">
            <text:p>'99957452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23];&quot;'&quot;)" office:value-type="string" office:string-value="'49304020000'" calcext:value-type="string">
            <text:p>'49304020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3];&quot;'&quot;)" office:value-type="string" office:string-value="'999574521'" calcext:value-type="string">
            <text:p>'99957452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922141</text:p>
          </table:table-cell>
          <table:table-cell table:number-columns-repeated="2" table:style-name="ce17" office:value-type="string" calcext:value-type="string">
            <text:p>04202410009</text:p>
          </table:table-cell>
          <table:table-cell table:style-name="ce13" office:value-type="string" calcext:value-type="string">
            <text:p>63950030034</text:p>
          </table:table-cell>
          <table:table-cell table:style-name="ce17" office:value-type="string" calcext:value-type="string">
            <text:p>Cadastro atualizado em 11/2022, o outro cad antigo com compra de 2014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4202410009, 63950030034</text:p>
          </table:table-cell>
          <table:table-cell office:value-type="string" calcext:value-type="string">
            <text:p>DELTASUL 07 - TRES PASSOS, DELTASUL 79 - SANTANA DO LIVRAMENT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4];&quot;'&quot;)" office:value-type="string" office:string-value="'63950030034'" calcext:value-type="string">
            <text:p>'6395003003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24];&quot;'&quot;)" office:value-type="string" office:string-value="'996922141'" calcext:value-type="string">
            <text:p>'99692214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24];&quot;'&quot;)" office:value-type="string" office:string-value="'63950030034'" calcext:value-type="string">
            <text:p>'63950030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4];&quot;'&quot;)" office:value-type="string" office:string-value="'996922141'" calcext:value-type="string">
            <text:p>'99692214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048467</text:p>
          </table:table-cell>
          <table:table-cell table:number-columns-repeated="2" table:style-name="ce17" office:value-type="string" calcext:value-type="string">
            <text:p>04309024092</text:p>
          </table:table-cell>
          <table:table-cell table:style-name="ce13" office:value-type="string" calcext:value-type="string">
            <text:p>88581209068</text:p>
          </table:table-cell>
          <table:table-cell table:style-name="ce17" office:value-type="string" calcext:value-type="string">
            <text:p>Cadastro com atualização 10/2022, o outro cad antigo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4309024092, 88581209068</text:p>
          </table:table-cell>
          <table:table-cell office:value-type="string" calcext:value-type="string">
            <text:p>DELTASUL 07 - TRES PASSOS, DELTASUL 33 - SAO LUIZ GONZAG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5];&quot;'&quot;)" office:value-type="string" office:string-value="'88581209068'" calcext:value-type="string">
            <text:p>'88581209068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25];&quot;'&quot;)" office:value-type="string" office:string-value="'996048467'" calcext:value-type="string">
            <text:p>'99604846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25];&quot;'&quot;)" office:value-type="string" office:string-value="'88581209068'" calcext:value-type="string">
            <text:p>'88581209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5];&quot;'&quot;)" office:value-type="string" office:string-value="'996048467'" calcext:value-type="string">
            <text:p>'99604846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702677</text:p>
          </table:table-cell>
          <table:table-cell table:number-columns-repeated="2" table:style-name="ce17" office:value-type="string" calcext:value-type="string">
            <text:p>04204678076</text:p>
          </table:table-cell>
          <table:table-cell table:style-name="ce13" office:value-type="string" calcext:value-type="string">
            <text:p>31317812034</text:p>
          </table:table-cell>
          <table:table-cell table:style-name="ce17" office:value-type="string" calcext:value-type="string">
            <text:p>Cadastro atualizado em 08/2022, o outro cad antigo com compra à vista de 01/2012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4204678076, 31317812034</text:p>
          </table:table-cell>
          <table:table-cell office:value-type="string" calcext:value-type="string">
            <text:p>DELTASUL 07 - TRES PASSOS, DELTASUL 39 - HORIZONTIN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6];&quot;'&quot;)" office:value-type="string" office:string-value="'31317812034'" calcext:value-type="string">
            <text:p>'3131781203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26];&quot;'&quot;)" office:value-type="string" office:string-value="'996702677'" calcext:value-type="string">
            <text:p>'99670267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26];&quot;'&quot;)" office:value-type="string" office:string-value="'31317812034'" calcext:value-type="string">
            <text:p>'31317812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6];&quot;'&quot;)" office:value-type="string" office:string-value="'996702677'" calcext:value-type="string">
            <text:p>'99670267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094406</text:p>
          </table:table-cell>
          <table:table-cell table:number-columns-repeated="2" table:style-name="ce17" office:value-type="string" calcext:value-type="string">
            <text:p>01029474060</text:p>
          </table:table-cell>
          <table:table-cell table:style-name="ce13" office:value-type="string" calcext:value-type="string">
            <text:p>03164419023</text:p>
          </table:table-cell>
          <table:table-cell table:style-name="ce17" office:value-type="string" calcext:value-type="string">
            <text:p>São irmãos, celular do cad com ctt em aberto confirmado pela agenda cobranç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1029474060, 03164419023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7];&quot;'&quot;)" office:value-type="string" office:string-value="'03164419023'" calcext:value-type="string">
            <text:p>'03164419023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27];&quot;'&quot;)" office:value-type="string" office:string-value="'999094406'" calcext:value-type="string">
            <text:p>'99909440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27];&quot;'&quot;)" office:value-type="string" office:string-value="'03164419023'" calcext:value-type="string">
            <text:p>'0316441902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7];&quot;'&quot;)" office:value-type="string" office:string-value="'999094406'" calcext:value-type="string">
            <text:p>'99909440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340152</text:p>
          </table:table-cell>
          <table:table-cell table:number-columns-repeated="2" table:style-name="ce17" office:value-type="string" calcext:value-type="string">
            <text:p>02543372016</text:p>
          </table:table-cell>
          <table:table-cell table:style-name="ce13" office:value-type="string" calcext:value-type="string">
            <text:p>46038248072</text:p>
          </table:table-cell>
          <table:table-cell table:style-name="ce20" office:value-type="string" calcext:value-type="string">
            <text:p>Cadastro com ctt em aberto com divida de 2019 com ctt com clt, o outro cad antigo com compra de 2012,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2543372016, 46038248072</text:p>
          </table:table-cell>
          <table:table-cell office:value-type="string" calcext:value-type="string">
            <text:p>DELTASUL 07 - TRES PASSOS, DELTASUL 15 - SANTA ROSA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8];&quot;'&quot;)" office:value-type="string" office:string-value="'46038248072'" calcext:value-type="string">
            <text:p>'4603824807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28];&quot;'&quot;)" office:value-type="string" office:string-value="'999340152'" calcext:value-type="string">
            <text:p>'99934015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28];&quot;'&quot;)" office:value-type="string" office:string-value="'46038248072'" calcext:value-type="string">
            <text:p>'4603824807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8];&quot;'&quot;)" office:value-type="string" office:string-value="'999340152'" calcext:value-type="string">
            <text:p>'99934015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784713</text:p>
          </table:table-cell>
          <table:table-cell table:number-columns-repeated="2" table:style-name="ce17" office:value-type="string" calcext:value-type="string">
            <text:p>82425434020</text:p>
          </table:table-cell>
          <table:table-cell table:style-name="ce13" office:value-type="string" calcext:value-type="string">
            <text:p>01843626012</text:p>
          </table:table-cell>
          <table:table-cell table:style-name="ce17" office:value-type="string" calcext:value-type="string">
            <text:p>São cônjuges, tel do cad com ctt em aberto confirmado pela agenda cobranç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1843626012, 82425434020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29];&quot;'&quot;)" office:value-type="string" office:string-value="'01843626012'" calcext:value-type="string">
            <text:p>'01843626012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29];&quot;'&quot;)" office:value-type="string" office:string-value="'999784713'" calcext:value-type="string">
            <text:p>'99978471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29];&quot;'&quot;)" office:value-type="string" office:string-value="'01843626012'" calcext:value-type="string">
            <text:p>'01843626012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29];&quot;'&quot;)" office:value-type="string" office:string-value="'999784713'" calcext:value-type="string">
            <text:p>'99978471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520722</text:p>
          </table:table-cell>
          <table:table-cell table:number-columns-repeated="2" table:style-name="ce17" office:value-type="string" calcext:value-type="string">
            <text:p>44651244068</text:p>
          </table:table-cell>
          <table:table-cell table:style-name="ce13" office:value-type="string" calcext:value-type="string">
            <text:p>70040400034</text:p>
          </table:table-cell>
          <table:table-cell table:style-name="ce17" office:value-type="string" calcext:value-type="string">
            <text:p>São cônjuges, ctt em aberto divida de 2019 agenda com clt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44651244068, 70040400034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0];&quot;'&quot;)" office:value-type="string" office:string-value="'70040400034'" calcext:value-type="string">
            <text:p>'7004040003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30];&quot;'&quot;)" office:value-type="string" office:string-value="'999520722'" calcext:value-type="string">
            <text:p>'99952072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30];&quot;'&quot;)" office:value-type="string" office:string-value="'70040400034'" calcext:value-type="string">
            <text:p>'70040400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0];&quot;'&quot;)" office:value-type="string" office:string-value="'999520722'" calcext:value-type="string">
            <text:p>'99952072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283039</text:p>
          </table:table-cell>
          <table:table-cell table:style-name="ce17" office:value-type="string" calcext:value-type="string">
            <text:p>20117124087</text:p>
          </table:table-cell>
          <table:table-cell table:style-name="ce17" office:value-type="string" calcext:value-type="string">
            <text:p>10612947068</text:p>
          </table:table-cell>
          <table:table-cell table:style-name="ce12" office:value-type="string" calcext:value-type="string">
            <text:p>20117124087</text:p>
          </table:table-cell>
          <table:table-cell table:style-name="ce20" office:value-type="string" calcext:value-type="string">
            <text:p>São irmas, celular do cad sem ctt em aberto, confirmado pela agenda de cobrança, e cel esta nas ref do cad com ctt em aberto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10612947068, 20117124087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1];&quot;'&quot;)" office:value-type="string" office:string-value="'20117124087'" calcext:value-type="string">
            <text:p>'2011712408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31];&quot;'&quot;)" office:value-type="string" office:string-value="'999283039'" calcext:value-type="string">
            <text:p>'999283039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31];&quot;'&quot;)" office:value-type="string" office:string-value="'20117124087'" calcext:value-type="string">
            <text:p>'20117124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1];&quot;'&quot;)" office:value-type="string" office:string-value="'999283039'" calcext:value-type="string">
            <text:p>'999283039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126482</text:p>
          </table:table-cell>
          <table:table-cell table:number-columns-repeated="2" table:style-name="ce17" office:value-type="string" calcext:value-type="string">
            <text:p>94818045004</text:p>
          </table:table-cell>
          <table:table-cell table:style-name="ce13" office:value-type="string" calcext:value-type="string">
            <text:p>00119707071</text:p>
          </table:table-cell>
          <table:table-cell table:style-name="ce17" office:value-type="string" calcext:value-type="string">
            <text:p>São cônjuges, <text:s/>tel do cad com ctt em aberto confirmado pela agenda cobrança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0119707071, 94818045004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2];&quot;'&quot;)" office:value-type="string" office:string-value="'00119707071'" calcext:value-type="string">
            <text:p>'0011970707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32];&quot;'&quot;)" office:value-type="string" office:string-value="'999126482'" calcext:value-type="string">
            <text:p>'99912648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32];&quot;'&quot;)" office:value-type="string" office:string-value="'00119707071'" calcext:value-type="string">
            <text:p>'0011970707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2];&quot;'&quot;)" office:value-type="string" office:string-value="'999126482'" calcext:value-type="string">
            <text:p>'99912648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561746</text:p>
          </table:table-cell>
          <table:table-cell table:number-columns-repeated="2" table:style-name="ce17" office:value-type="string" calcext:value-type="string">
            <text:p>95091270000</text:p>
          </table:table-cell>
          <table:table-cell table:style-name="ce13" office:value-type="string" calcext:value-type="string">
            <text:p>53862104087</text:p>
          </table:table-cell>
          <table:table-cell table:style-name="ce17" office:value-type="string" calcext:value-type="string">
            <text:p>São cônjuges, tel do cad atualizado em 11/2022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53862104087, 95091270000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3];&quot;'&quot;)" office:value-type="string" office:string-value="'53862104087'" calcext:value-type="string">
            <text:p>'5386210408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33];&quot;'&quot;)" office:value-type="string" office:string-value="'999561746'" calcext:value-type="string">
            <text:p>'99956174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33];&quot;'&quot;)" office:value-type="string" office:string-value="'53862104087'" calcext:value-type="string">
            <text:p>'53862104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3];&quot;'&quot;)" office:value-type="string" office:string-value="'999561746'" calcext:value-type="string">
            <text:p>'99956174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237583</text:p>
          </table:table-cell>
          <table:table-cell table:number-columns-repeated="2" office:value-type="float" office:value="4238322045" calcext:value-type="float">
            <text:p>4238322045</text:p>
          </table:table-cell>
          <table:table-cell table:style-name="ce11" office:value-type="float" office:value="83082204015" calcext:value-type="float">
            <text:p>83082204015</text:p>
          </table:table-cell>
          <table:table-cell table:style-name="ce31" office:value-type="string" calcext:value-type="string">
            <text:p>Cadastro com contrato em aberto é divida de 2019, o outro clt quitou no 27/12 tel é dele confirmado pela agenda cobranç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4238322045, 83082204015</text:p>
          </table:table-cell>
          <table:table-cell office:value-type="string" calcext:value-type="string">
            <text:p>DELTASUL 07 - TRES PASSOS, DELTASUL 86 - SAO GABRIEL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4];&quot;'&quot;)" office:value-type="string" office:string-value="'83082204015'" calcext:value-type="string">
            <text:p>'83082204015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34];&quot;'&quot;)" office:value-type="string" office:string-value="'996237583'" calcext:value-type="string">
            <text:p>'99623758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34];&quot;'&quot;)" office:value-type="string" office:string-value="'83082204015'" calcext:value-type="string">
            <text:p>'83082204015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4];&quot;'&quot;)" office:value-type="string" office:string-value="'996237583'" calcext:value-type="string">
            <text:p>'99623758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232803</text:p>
          </table:table-cell>
          <table:table-cell table:number-columns-repeated="2" table:style-name="ce17" office:value-type="string" calcext:value-type="string">
            <text:p>37186183034</text:p>
          </table:table-cell>
          <table:table-cell table:style-name="ce13" office:value-type="string" calcext:value-type="string">
            <text:p>42029104000</text:p>
          </table:table-cell>
          <table:table-cell table:style-name="ce17" office:value-type="string" calcext:value-type="string">
            <text:p>São cônjuges, cadastro atualizado 07/2022 , o outro de ultima compra 2019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37186183034, 42029104000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5];&quot;'&quot;)" office:value-type="string" office:string-value="'42029104000'" calcext:value-type="string">
            <text:p>'4202910400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35];&quot;'&quot;)" office:value-type="string" office:string-value="'999232803'" calcext:value-type="string">
            <text:p>'99923280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35];&quot;'&quot;)" office:value-type="string" office:string-value="'42029104000'" calcext:value-type="string">
            <text:p>'42029104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5];&quot;'&quot;)" office:value-type="string" office:string-value="'999232803'" calcext:value-type="string">
            <text:p>'99923280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313277</text:p>
          </table:table-cell>
          <table:table-cell table:style-name="ce17" office:value-type="string" calcext:value-type="string">
            <text:p>56487789020</text:p>
          </table:table-cell>
          <table:table-cell table:style-name="ce17" office:value-type="string" calcext:value-type="string">
            <text:p>58759751053</text:p>
          </table:table-cell>
          <table:table-cell table:style-name="ce12" office:value-type="string" calcext:value-type="string">
            <text:p>56487789020</text:p>
          </table:table-cell>
          <table:table-cell table:style-name="ce17" office:value-type="string" calcext:value-type="string">
            <text:p>Sogra e nora, celular da nora confirmado pelo whats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56487789020, 58759751053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6];&quot;'&quot;)" office:value-type="string" office:string-value="'56487789020'" calcext:value-type="string">
            <text:p>'5648778902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36];&quot;'&quot;)" office:value-type="string" office:string-value="'991313277'" calcext:value-type="string">
            <text:p>'99131327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36];&quot;'&quot;)" office:value-type="string" office:string-value="'56487789020'" calcext:value-type="string">
            <text:p>'56487789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6];&quot;'&quot;)" office:value-type="string" office:string-value="'991313277'" calcext:value-type="string">
            <text:p>'99131327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145587</text:p>
          </table:table-cell>
          <table:table-cell table:style-name="ce17" office:value-type="string" calcext:value-type="string">
            <text:p>95053948020</text:p>
          </table:table-cell>
          <table:table-cell table:style-name="ce15" office:value-type="string" calcext:value-type="string">
            <text:p>95053948020</text:p>
          </table:table-cell>
          <table:table-cell table:style-name="ce13" office:value-type="string" calcext:value-type="string">
            <text:p>44650540097</text:p>
          </table:table-cell>
          <table:table-cell table:style-name="ce17" office:value-type="string" calcext:value-type="string">
            <text:p>São cônjuges, cadastro atualizado 08/2022 , o outro de ultima compra 2020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44650540097, 95053948020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7];&quot;'&quot;)" office:value-type="string" office:string-value="'44650540097'" calcext:value-type="string">
            <text:p>'4465054009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37];&quot;'&quot;)" office:value-type="string" office:string-value="'996145587'" calcext:value-type="string">
            <text:p>'99614558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37];&quot;'&quot;)" office:value-type="string" office:string-value="'44650540097'" calcext:value-type="string">
            <text:p>'4465054009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7];&quot;'&quot;)" office:value-type="string" office:string-value="'996145587'" calcext:value-type="string">
            <text:p>'99614558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747045</text:p>
          </table:table-cell>
          <table:table-cell table:number-columns-repeated="2" table:style-name="ce17" office:value-type="string" calcext:value-type="string">
            <text:p>00367431009</text:p>
          </table:table-cell>
          <table:table-cell table:style-name="ce13" office:value-type="string" calcext:value-type="string">
            <text:p>00079384030</text:p>
          </table:table-cell>
          <table:table-cell table:style-name="ce17" office:value-type="string" calcext:value-type="string">
            <text:p>Cadastro atualizado em 08/2022, o outro cad antigo com compra à vista de 11/2017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0079384030, 00367431009</text:p>
          </table:table-cell>
          <table:table-cell office:value-type="string" calcext:value-type="string">
            <text:p>DELTASUL 134 - ALEGRETE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8];&quot;'&quot;)" office:value-type="string" office:string-value="'00079384030'" calcext:value-type="string">
            <text:p>'0007938403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38];&quot;'&quot;)" office:value-type="string" office:string-value="'996747045'" calcext:value-type="string">
            <text:p>'996747045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38];&quot;'&quot;)" office:value-type="string" office:string-value="'00079384030'" calcext:value-type="string">
            <text:p>'0007938403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8];&quot;'&quot;)" office:value-type="string" office:string-value="'996747045'" calcext:value-type="string">
            <text:p>'996747045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770386</text:p>
          </table:table-cell>
          <table:table-cell table:number-columns-repeated="2" table:style-name="ce17" office:value-type="string" calcext:value-type="string">
            <text:p>72467622053</text:p>
          </table:table-cell>
          <table:table-cell table:style-name="ce13" office:value-type="string" calcext:value-type="string">
            <text:p>46086315000</text:p>
          </table:table-cell>
          <table:table-cell table:style-name="ce17" office:value-type="string" calcext:value-type="string">
            <text:p>São cônjuges, cad atualizado em 04/2022, o outro com ultima compra em 2017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46086315000, 72467622053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39];&quot;'&quot;)" office:value-type="string" office:string-value="'46086315000'" calcext:value-type="string">
            <text:p>'4608631500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39];&quot;'&quot;)" office:value-type="string" office:string-value="'996770386'" calcext:value-type="string">
            <text:p>'99677038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39];&quot;'&quot;)" office:value-type="string" office:string-value="'46086315000'" calcext:value-type="string">
            <text:p>'46086315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39];&quot;'&quot;)" office:value-type="string" office:string-value="'996770386'" calcext:value-type="string">
            <text:p>'99677038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760671</text:p>
          </table:table-cell>
          <table:table-cell table:number-columns-repeated="2" table:style-name="ce17" office:value-type="string" calcext:value-type="string">
            <text:p>59174609068</text:p>
          </table:table-cell>
          <table:table-cell table:style-name="ce13" office:value-type="string" calcext:value-type="string">
            <text:p>22953434020</text:p>
          </table:table-cell>
          <table:table-cell table:style-name="ce17" office:value-type="string" calcext:value-type="string">
            <text:p>Eram cônjuges, cad com parcelas em aberto clt é falecid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22953434020, 59174609068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0];&quot;'&quot;)" office:value-type="string" office:string-value="'22953434020'" calcext:value-type="string">
            <text:p>'2295343402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40];&quot;'&quot;)" office:value-type="string" office:string-value="'999760671'" calcext:value-type="string">
            <text:p>'99976067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40];&quot;'&quot;)" office:value-type="string" office:string-value="'22953434020'" calcext:value-type="string">
            <text:p>'22953434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0];&quot;'&quot;)" office:value-type="string" office:string-value="'999760671'" calcext:value-type="string">
            <text:p>'99976067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1771022</text:p>
          </table:table-cell>
          <table:table-cell table:number-columns-repeated="2" table:style-name="ce17" office:value-type="string" calcext:value-type="string">
            <text:p>01092897062</text:p>
          </table:table-cell>
          <table:table-cell table:style-name="ce13" office:value-type="string" calcext:value-type="string">
            <text:p>54475066034</text:p>
          </table:table-cell>
          <table:table-cell table:style-name="ce17" office:value-type="string" calcext:value-type="string">
            <text:p>Ambos cadastros desatualizados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1092897062, 54475066034</text:p>
          </table:table-cell>
          <table:table-cell office:value-type="string" calcext:value-type="string">
            <text:p>DELTASUL 07 - TRES PASSOS, DELTASUL 121 - SANTO ANGELO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1];&quot;'&quot;)" office:value-type="string" office:string-value="'54475066034'" calcext:value-type="string">
            <text:p>'54475066034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41];&quot;'&quot;)" office:value-type="string" office:string-value="'991771022'" calcext:value-type="string">
            <text:p>'99177102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41];&quot;'&quot;)" office:value-type="string" office:string-value="'54475066034'" calcext:value-type="string">
            <text:p>'54475066034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1];&quot;'&quot;)" office:value-type="string" office:string-value="'991771022'" calcext:value-type="string">
            <text:p>'99177102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7232302</text:p>
          </table:table-cell>
          <table:table-cell table:number-columns-repeated="2" table:style-name="ce17" office:value-type="string" calcext:value-type="string">
            <text:p>27595846072</text:p>
          </table:table-cell>
          <table:table-cell table:style-name="ce13" office:value-type="string" calcext:value-type="string">
            <text:p>94375755091</text:p>
          </table:table-cell>
          <table:table-cell table:style-name="ce17" office:value-type="string" calcext:value-type="string">
            <text:p>São cônjuges, <text:s/>cadastro atualizado 05/2022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27595846072, 94375755091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2];&quot;'&quot;)" office:value-type="string" office:string-value="'94375755091'" calcext:value-type="string">
            <text:p>'9437575509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42];&quot;'&quot;)" office:value-type="string" office:string-value="'997232302'" calcext:value-type="string">
            <text:p>'99723230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42];&quot;'&quot;)" office:value-type="string" office:string-value="'94375755091'" calcext:value-type="string">
            <text:p>'94375755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2];&quot;'&quot;)" office:value-type="string" office:string-value="'997232302'" calcext:value-type="string">
            <text:p>'99723230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094076</text:p>
          </table:table-cell>
          <table:table-cell table:number-columns-repeated="2" table:style-name="ce17" office:value-type="string" calcext:value-type="string">
            <text:p>39709370006</text:p>
          </table:table-cell>
          <table:table-cell table:style-name="ce13" office:value-type="string" calcext:value-type="string">
            <text:p>66317371091</text:p>
          </table:table-cell>
          <table:table-cell table:style-name="ce17" office:value-type="string" calcext:value-type="string">
            <text:p>Sogra e nora, celular da nora confirmado pela agend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39709370006, 66317371091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3];&quot;'&quot;)" office:value-type="string" office:string-value="'66317371091'" calcext:value-type="string">
            <text:p>'66317371091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43];&quot;'&quot;)" office:value-type="string" office:string-value="'999094076'" calcext:value-type="string">
            <text:p>'99909407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43];&quot;'&quot;)" office:value-type="string" office:string-value="'66317371091'" calcext:value-type="string">
            <text:p>'66317371091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3];&quot;'&quot;)" office:value-type="string" office:string-value="'999094076'" calcext:value-type="string">
            <text:p>'99909407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042198</text:p>
          </table:table-cell>
          <table:table-cell table:number-columns-repeated="2" table:style-name="ce17" office:value-type="string" calcext:value-type="string">
            <text:p>60300553056</text:p>
          </table:table-cell>
          <table:table-cell table:style-name="ce32" office:value-type="string" calcext:value-type="string">
            <text:p>88888888020</text:p>
          </table:table-cell>
          <table:table-cell table:style-name="ce17" office:value-type="string" calcext:value-type="string">
            <text:p>celular do cadastro com contrato em aberto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60300553056, 88888888020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4];&quot;'&quot;)" office:value-type="string" office:string-value="'88888888020'" calcext:value-type="string">
            <text:p>'8888888802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44];&quot;'&quot;)" office:value-type="string" office:string-value="'996042198'" calcext:value-type="string">
            <text:p>'996042198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44];&quot;'&quot;)" office:value-type="string" office:string-value="'88888888020'" calcext:value-type="string">
            <text:p>'8888888802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4];&quot;'&quot;)" office:value-type="string" office:string-value="'996042198'" calcext:value-type="string">
            <text:p>'996042198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156377</text:p>
          </table:table-cell>
          <table:table-cell table:style-name="ce17" office:value-type="string" calcext:value-type="string">
            <text:p>66503019068</text:p>
          </table:table-cell>
          <table:table-cell table:style-name="ce17" office:value-type="string" calcext:value-type="string">
            <text:p>02398323021</text:p>
          </table:table-cell>
          <table:table-cell table:style-name="ce27" office:value-type="string" calcext:value-type="string">
            <text:p>66503019068</text:p>
          </table:table-cell>
          <table:table-cell table:style-name="ce17" office:value-type="string" calcext:value-type="string">
            <text:p>Mãe e filho, tel do filho que não tem ctt em aberto, confirmado por ligação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2398323021, 66503019068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5];&quot;'&quot;)" office:value-type="string" office:string-value="'66503019068'" calcext:value-type="string">
            <text:p>'66503019068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45];&quot;'&quot;)" office:value-type="string" office:string-value="'999156377'" calcext:value-type="string">
            <text:p>'99915637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45];&quot;'&quot;)" office:value-type="string" office:string-value="'66503019068'" calcext:value-type="string">
            <text:p>'66503019068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5];&quot;'&quot;)" office:value-type="string" office:string-value="'999156377'" calcext:value-type="string">
            <text:p>'99915637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182321</text:p>
          </table:table-cell>
          <table:table-cell table:number-columns-repeated="2" table:style-name="ce17" office:value-type="string" calcext:value-type="string">
            <text:p>01744298009</text:p>
          </table:table-cell>
          <table:table-cell table:style-name="ce13" office:value-type="string" calcext:value-type="string">
            <text:p>00619562013</text:p>
          </table:table-cell>
          <table:table-cell table:style-name="ce17" office:value-type="string" calcext:value-type="string">
            <text:p>São cônjuges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0619562013, 01744298009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6];&quot;'&quot;)" office:value-type="string" office:string-value="'00619562013'" calcext:value-type="string">
            <text:p>'00619562013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46];&quot;'&quot;)" office:value-type="string" office:string-value="'999182321'" calcext:value-type="string">
            <text:p>'99918232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46];&quot;'&quot;)" office:value-type="string" office:string-value="'00619562013'" calcext:value-type="string">
            <text:p>'00619562013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6];&quot;'&quot;)" office:value-type="string" office:string-value="'999182321'" calcext:value-type="string">
            <text:p>'99918232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84123522</text:p>
          </table:table-cell>
          <table:table-cell table:number-columns-repeated="2" table:style-name="ce17" office:value-type="string" calcext:value-type="string">
            <text:p>01291879099</text:p>
          </table:table-cell>
          <table:table-cell table:style-name="ce13" office:value-type="string" calcext:value-type="string">
            <text:p>53867220000</text:p>
          </table:table-cell>
          <table:table-cell table:style-name="ce17" office:value-type="string" calcext:value-type="string">
            <text:p>Mãe e filha, celular da filha confirmado pela agenda de cobranç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1291879099, 53867220000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7];&quot;'&quot;)" office:value-type="string" office:string-value="'53867220000'" calcext:value-type="string">
            <text:p>'5386722000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47];&quot;'&quot;)" office:value-type="string" office:string-value="'984123522'" calcext:value-type="string">
            <text:p>'984123522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47];&quot;'&quot;)" office:value-type="string" office:string-value="'53867220000'" calcext:value-type="string">
            <text:p>'5386722000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7];&quot;'&quot;)" office:value-type="string" office:string-value="'984123522'" calcext:value-type="string">
            <text:p>'984123522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872117</text:p>
          </table:table-cell>
          <table:table-cell table:number-columns-repeated="2" table:style-name="ce17" office:value-type="string" calcext:value-type="string">
            <text:p>04101420009</text:p>
          </table:table-cell>
          <table:table-cell table:style-name="ce13" office:value-type="string" calcext:value-type="string">
            <text:p>03512724027</text:p>
          </table:table-cell>
          <table:table-cell table:style-name="ce17" office:value-type="string" calcext:value-type="string">
            <text:p>Cadastro com ctt em aberto atualizado 05/2023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3512724027, 04101420009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8];&quot;'&quot;)" office:value-type="string" office:string-value="'03512724027'" calcext:value-type="string">
            <text:p>'0351272402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48];&quot;'&quot;)" office:value-type="string" office:string-value="'999872117'" calcext:value-type="string">
            <text:p>'99987211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48];&quot;'&quot;)" office:value-type="string" office:string-value="'03512724027'" calcext:value-type="string">
            <text:p>'0351272402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8];&quot;'&quot;)" office:value-type="string" office:string-value="'999872117'" calcext:value-type="string">
            <text:p>'99987211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6281156</text:p>
          </table:table-cell>
          <table:table-cell table:number-columns-repeated="2" table:style-name="ce17" office:value-type="string" calcext:value-type="string">
            <text:p>49310224053</text:p>
          </table:table-cell>
          <table:table-cell table:style-name="ce13" office:value-type="string" calcext:value-type="string">
            <text:p>51509911049</text:p>
          </table:table-cell>
          <table:table-cell table:style-name="ce17" office:value-type="string" calcext:value-type="string">
            <text:p>São cônjuges, celular do cad com ctt em aberto, confirmado pela agenda cobrança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49310224053, 51509911049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49];&quot;'&quot;)" office:value-type="string" office:string-value="'51509911049'" calcext:value-type="string">
            <text:p>'51509911049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49];&quot;'&quot;)" office:value-type="string" office:string-value="'996281156'" calcext:value-type="string">
            <text:p>'996281156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49];&quot;'&quot;)" office:value-type="string" office:string-value="'51509911049'" calcext:value-type="string">
            <text:p>'51509911049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49];&quot;'&quot;)" office:value-type="string" office:string-value="'996281156'" calcext:value-type="string">
            <text:p>'996281156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297303</text:p>
          </table:table-cell>
          <table:table-cell table:number-columns-repeated="2" table:style-name="ce17" office:value-type="string" calcext:value-type="string">
            <text:p>56484542015</text:p>
          </table:table-cell>
          <table:table-cell table:style-name="ce13" office:value-type="string" calcext:value-type="string">
            <text:p>73599450030</text:p>
          </table:table-cell>
          <table:table-cell table:style-name="ce17" office:value-type="string" calcext:value-type="string">
            <text:p>São cônjuges, <text:s/>cadastro atualizado 07/2022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56484542015, 73599450030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0];&quot;'&quot;)" office:value-type="string" office:string-value="'73599450030'" calcext:value-type="string">
            <text:p>'73599450030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50];&quot;'&quot;)" office:value-type="string" office:string-value="'999297303'" calcext:value-type="string">
            <text:p>'999297303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50];&quot;'&quot;)" office:value-type="string" office:string-value="'73599450030'" calcext:value-type="string">
            <text:p>'73599450030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0];&quot;'&quot;)" office:value-type="string" office:string-value="'999297303'" calcext:value-type="string">
            <text:p>'999297303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966647</text:p>
          </table:table-cell>
          <table:table-cell table:style-name="ce17" office:value-type="string" calcext:value-type="string">
            <text:p>46817581087</text:p>
          </table:table-cell>
          <table:table-cell table:style-name="ce17" office:value-type="string" calcext:value-type="string">
            <text:p>51515261034</text:p>
          </table:table-cell>
          <table:table-cell table:style-name="ce12" office:value-type="string" calcext:value-type="string">
            <text:p>46817581087</text:p>
          </table:table-cell>
          <table:table-cell table:style-name="ce20" office:value-type="string" calcext:value-type="string">
            <text:p>São cônjuges, celular é da clt sem ctt em aberto confirmado pelo whats e agenda cobrança 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46817581087, 51515261034</text:p>
          </table:table-cell>
          <table:table-cell office:value-type="string" calcext:value-type="string">
            <text:p>DELTASUL 07 - TRES PASSOS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1];&quot;'&quot;)" office:value-type="string" office:string-value="'46817581087'" calcext:value-type="string">
            <text:p>'4681758108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51];&quot;'&quot;)" office:value-type="string" office:string-value="'999966647'" calcext:value-type="string">
            <text:p>'999966647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51];&quot;'&quot;)" office:value-type="string" office:string-value="'46817581087'" calcext:value-type="string">
            <text:p>'46817581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1];&quot;'&quot;)" office:value-type="string" office:string-value="'999966647'" calcext:value-type="string">
            <text:p>'999966647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55 <text:s text:c="2"/></text:p>
          </table:table-cell>
          <table:table-cell table:style-name="ce1" office:value-type="string" calcext:value-type="string">
            <text:p>999589051</text:p>
          </table:table-cell>
          <table:table-cell office:value-type="float" office:value="66321263087" calcext:value-type="float">
            <text:p>66321263087</text:p>
          </table:table-cell>
          <table:table-cell office:value-type="float" office:value="3814080009" calcext:value-type="float">
            <text:p>3814080009</text:p>
          </table:table-cell>
          <table:table-cell table:style-name="ce11" office:value-type="float" office:value="66321263087" calcext:value-type="float">
            <text:p>66321263087</text:p>
          </table:table-cell>
          <table:table-cell office:value-type="string" calcext:value-type="string">
            <text:p>Ambos com contratos em aberto, confirmado celular do cad pela agenda de cobrança</text:p>
          </table:table-cell>
          <table:table-cell office:value-type="string" calcext:value-type="string">
            <text:p>DELTASUL 07 - TRES PASSOS</text:p>
          </table:table-cell>
          <table:table-cell office:value-type="string" calcext:value-type="string">
            <text:p>03814080009, 66321263087</text:p>
          </table:table-cell>
          <table:table-cell office:value-type="string" calcext:value-type="string">
            <text:p>DELTASUL 138 - SAO GABRIEL, DELTASUL 07 - TRES PASSOS</text:p>
          </table:table-cell>
          <table:table-cell office:value-type="string" calcext:value-type="string">
            <text:p>update CONTATOS SET ALTERA = To_Char(SYSDATE, 'DD/MM/YYYY'), DATA_A = To_Char(SYSDATE, 'DD/MM/YYYY'), DDD_CEL = NULL, CELULAR = NULL WHERE CPF in ( </text:p>
          </table:table-cell>
          <table:table-cell table:formula="of:=COM.MICROSOFT.CONCAT(&quot;'&quot;;[.$E152];&quot;'&quot;)" office:value-type="string" office:string-value="'66321263087'" calcext:value-type="string">
            <text:p>'66321263087'</text:p>
          </table:table-cell>
          <table:table-cell office:value-type="string" calcext:value-type="string">
            <text:p><text:s/>) AND CELULAR = </text:p>
          </table:table-cell>
          <table:table-cell table:formula="of:=COM.MICROSOFT.CONCAT(&quot;'&quot;;[.$B152];&quot;'&quot;)" office:value-type="string" office:string-value="'999589051'" calcext:value-type="string">
            <text:p>'999589051'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/>
            <text:p><text:span text:style-name="T2">Update CONTATOS SET ALTERA = To_Char(SYSDATE, 'DD/MM/YYYY'), DATA_A = To_Char(SYSDATE, 'DD/MM/YYYY'),  </text:span>DDD_CEL2 = NULL, CELULAR2 = NULL WHERE CPF in (</text:p>
          </table:table-cell>
          <table:table-cell table:formula="of:=COM.MICROSOFT.CONCAT(&quot;'&quot;;[.$E152];&quot;'&quot;)" office:value-type="string" office:string-value="'66321263087'" calcext:value-type="string">
            <text:p>'66321263087'</text:p>
          </table:table-cell>
          <table:table-cell office:value-type="string" calcext:value-type="string">
            <text:p>) AND CELULAR2 = </text:p>
          </table:table-cell>
          <table:table-cell table:formula="of:=COM.MICROSOFT.CONCAT(&quot;'&quot;;[.$B152];&quot;'&quot;)" office:value-type="string" office:string-value="'999589051'" calcext:value-type="string">
            <text:p>'999589051'</text:p>
          </table:table-cell>
          <table:table-cell office:value-type="string" calcext:value-type="string">
            <text:p>;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>
            <text:p>31CPFscomcontatoaexcluircomcontratoemaberto–20,4%</text:p>
          </table:table-cell>
          <table:table-cell table:number-columns-repeated="1022"/>
        </table:table-row>
        <table:table-row table:style-name="ro3" table:number-rows-repeated="104842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Somente com contrato em aberto'.A1:'Somente com contrato em aberto'.I15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6T12:17:45.415000000</dc:date>
    <meta:editing-duration>PT6H31M3S</meta:editing-duration>
    <meta:editing-cycles>54</meta:editing-cycles>
    <meta:generator>LibreOffice/7.4.3.2$Windows_X86_64 LibreOffice_project/1048a8393ae2eeec98dff31b5c133c5f1d08b890</meta:generator>
    <meta:document-statistic meta:table-count="1" meta:cell-count="2875" meta:object-count="0"/>
  </office:meta>
</office:document-meta>
</file>